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fo:border="0.06pt solid #000000"/>
    </style:style>
    <style:style style:name="ce42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cc00" fo:border="0.06pt solid #000000"/>
    </style:style>
    <style:style style:name="ce48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ff3333" fo:border="0.06pt solid #000000"/>
    </style:style>
    <style:style style:name="ce51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00cc00" fo:border="0.06pt solid #000000"/>
    </style:style>
    <style:style style:name="ce54" style:family="table-cell" style:parent-style-name="Default">
      <style:table-cell-properties fo:background-color="#ff0000" fo:border="none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00ff" fo:border="0.06pt solid #000000"/>
    </style:style>
    <style:style style:name="ce57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8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7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70" style:family="table-cell" style:parent-style-name="Default">
      <style:text-properties fo:font-size="20pt" style:font-size-asian="20pt" style:font-size-complex="20pt"/>
    </style:style>
    <style:style style:name="ce71" style:family="table-cell" style:parent-style-name="Default">
      <style:table-cell-properties fo:background-color="#ccff00"/>
    </style:style>
    <style:style style:name="ce72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cc0000"/>
    </style:style>
    <style:style style:name="ce74" style:family="table-cell" style:parent-style-name="Default">
      <style:table-cell-properties fo:background-color="#00cc00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3333"/>
    </style:style>
    <style:style style:name="ce7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3];[.$AE$43];[.$AD$44];[.$AE$44];[.$AD$45];[.$AE$45];[.$AD$46];[.$AE$46];[.$AD$47];[.$AE$47];[.$AD$48];[.$AE$48];[.$AD$49];[.$AE$49])" office:value-type="float" office:value="0.833333333333333" calcext:value-type="float">
            <text:p>0.83</text:p>
          </table:table-cell>
          <table:table-cell table:style-name="ce22" table:formula="of:=[.J4]/COM.MICROSOFT.SWITCH([.O4];[.$AD$43];[.$AE$43];[.$AD$44];[.$AE$44];[.$AD$45];[.$AE$45];[.$AD$46];[.$AE$46];[.$AD$47];[.$AE$47];[.$AD$48];[.$AE$48];[.$AD$49];[.$AE$49])" office:value-type="float" office:value="0.888888888888889" calcext:value-type="float">
            <text:p>0.89</text:p>
          </table:table-cell>
          <table:table-cell table:style-name="ce22" table:formula="of:=[.K4]/COM.MICROSOFT.SWITCH([.P4];[.$AD$43];[.$AE$43];[.$AD$44];[.$AE$44];[.$AD$45];[.$AE$45];[.$AD$46];[.$AE$46];[.$AD$47];[.$AE$47];[.$AD$48];[.$AE$48];[.$AD$49];[.$AE$49])" office:value-type="float" office:value="0.913978494623656" calcext:value-type="float">
            <text:p>0.91</text:p>
          </table:table-cell>
          <table:table-cell table:style-name="ce22" table:formula="of:=[.L4]/COM.MICROSOFT.SWITCH([.Q4];[.$AD$43];[.$AE$43];[.$AD$44];[.$AE$44];[.$AD$45];[.$AE$45];[.$AD$46];[.$AE$46];[.$AD$47];[.$AE$47];[.$AD$48];[.$AE$48];[.$AD$49];[.$AE$49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9.75" calcext:value-type="float">
            <text:p>189.75</text:p>
          </table:table-cell>
          <table:table-cell table:style-name="ce22" table:formula="of:=[.$AM4]*[.J4]" office:value-type="float" office:value="202.4" calcext:value-type="float">
            <text:p>202.40</text:p>
          </table:table-cell>
          <table:table-cell table:style-name="ce22" table:formula="of:=[.$AM4]*[.K4]" office:value-type="float" office:value="215.05" calcext:value-type="float">
            <text:p>215.05</text:p>
          </table:table-cell>
          <table:table-cell table:style-name="ce22" table:formula="of:=[.$AM4]*[.L4]" office:value-type="float" office:value="177.1" calcext:value-type="float">
            <text:p>177.10</text:p>
          </table:table-cell>
          <table:table-cell/>
          <table:table-cell table:style-name="ce27" office:value-type="float" office:value="253" calcext:value-type="float">
            <text:p>253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 table:visibility="collapse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3];[.$AE$43];[.$AD$44];[.$AE$44];[.$AD$45];[.$AE$45];[.$AD$46];[.$AE$46];[.$AD$47];[.$AE$47];[.$AD$48];[.$AE$48];[.$AD$49];[.$AE$49])" office:value-type="float" office:value="0.852272727272727" calcext:value-type="float">
            <text:p>0.85</text:p>
          </table:table-cell>
          <table:table-cell table:style-name="ce22" table:formula="of:=[.J5]/COM.MICROSOFT.SWITCH([.O5];[.$AD$43];[.$AE$43];[.$AD$44];[.$AE$44];[.$AD$45];[.$AE$45];[.$AD$46];[.$AE$46];[.$AD$47];[.$AE$47];[.$AD$48];[.$AE$48];[.$AD$49];[.$AE$49])" office:value-type="float" office:value="0.888888888888889" calcext:value-type="float">
            <text:p>0.89</text:p>
          </table:table-cell>
          <table:table-cell table:style-name="ce22" table:formula="of:=[.K5]/COM.MICROSOFT.SWITCH([.P5];[.$AD$43];[.$AE$43];[.$AD$44];[.$AE$44];[.$AD$45];[.$AE$45];[.$AD$46];[.$AE$46];[.$AD$47];[.$AE$47];[.$AD$48];[.$AE$48];[.$AD$49];[.$AE$49])" office:value-type="float" office:value="0.944444444444444" calcext:value-type="float">
            <text:p>0.94</text:p>
          </table:table-cell>
          <table:table-cell table:style-name="ce22" table:formula="of:=[.L5]/COM.MICROSOFT.SWITCH([.Q5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3];[.$AE$43];[.$AD$44];[.$AE$44];[.$AD$45];[.$AE$45];[.$AD$46];[.$AE$46];[.$AD$47];[.$AE$47];[.$AD$48];[.$AE$48];[.$AD$49];[.$AE$49])" office:value-type="float" office:value="0.833333333333333" calcext:value-type="float">
            <text:p>0.83</text:p>
          </table:table-cell>
          <table:table-cell table:style-name="ce22" table:formula="of:=[.J6]/COM.MICROSOFT.SWITCH([.O6];[.$AD$43];[.$AE$43];[.$AD$44];[.$AE$44];[.$AD$45];[.$AE$45];[.$AD$46];[.$AE$46];[.$AD$47];[.$AE$47];[.$AD$48];[.$AE$48];[.$AD$49];[.$AE$49])" office:value-type="float" office:value="0.888888888888889" calcext:value-type="float">
            <text:p>0.89</text:p>
          </table:table-cell>
          <table:table-cell table:style-name="ce22" table:formula="of:=[.K6]/COM.MICROSOFT.SWITCH([.P6];[.$AD$43];[.$AE$43];[.$AD$44];[.$AE$44];[.$AD$45];[.$AE$45];[.$AD$46];[.$AE$46];[.$AD$47];[.$AE$47];[.$AD$48];[.$AE$48];[.$AD$49];[.$AE$49])" office:value-type="float" office:value="0.913978494623656" calcext:value-type="float">
            <text:p>0.91</text:p>
          </table:table-cell>
          <table:table-cell table:style-name="ce22" table:formula="of:=[.L6]/COM.MICROSOFT.SWITCH([.Q6];[.$AD$43];[.$AE$43];[.$AD$44];[.$AE$44];[.$AD$45];[.$AE$45];[.$AD$46];[.$AE$46];[.$AD$47];[.$AE$47];[.$AD$48];[.$AE$48];[.$AD$49];[.$AE$49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81.5" calcext:value-type="float">
            <text:p>181.50</text:p>
          </table:table-cell>
          <table:table-cell table:style-name="ce22" table:formula="of:=[.$AM6]*[.J6]" office:value-type="float" office:value="193.6" calcext:value-type="float">
            <text:p>193.60</text:p>
          </table:table-cell>
          <table:table-cell table:style-name="ce22" table:formula="of:=[.$AM6]*[.K6]" office:value-type="float" office:value="205.7" calcext:value-type="float">
            <text:p>205.70</text:p>
          </table:table-cell>
          <table:table-cell table:style-name="ce22" table:formula="of:=[.$AM6]*[.L6]" office:value-type="float" office:value="169.4" calcext:value-type="float">
            <text:p>169.40</text:p>
          </table:table-cell>
          <table:table-cell/>
          <table:table-cell table:style-name="ce27" office:value-type="float" office:value="242" calcext:value-type="float">
            <text:p>242</text:p>
          </table:table-cell>
          <table:table-cell table:style-name="ce30" office:value-type="string" calcext:value-type="string">
            <text:p>SLD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3];[.$AE$43];[.$AD$44];[.$AE$44];[.$AD$45];[.$AE$45];[.$AD$46];[.$AE$46];[.$AD$47];[.$AE$47];[.$AD$48];[.$AE$48];[.$AD$49];[.$AE$49];[.$AD$50];[.$AE$50];[.$AD$51];[.$AE$51];[.$AD$52];[.$AE$52])" office:value-type="float" office:value="0.872093023255814" calcext:value-type="float">
            <text:p>0.87</text:p>
          </table:table-cell>
          <table:table-cell table:style-name="ce22" table:formula="of:=[.J7]/COM.MICROSOFT.SWITCH([.O7];[.$AD$43];[.$AE$43];[.$AD$44];[.$AE$44];[.$AD$45];[.$AE$45];[.$AD$46];[.$AE$46];[.$AD$47];[.$AE$47];[.$AD$48];[.$AE$48];[.$AD$49];[.$AE$49];[.$AD$50];[.$AE$50];[.$AD$51];[.$AE$51];[.$AD$52];[.$AE$52])" office:value-type="float" office:value="0.909090909090909" calcext:value-type="float">
            <text:p>0.91</text:p>
          </table:table-cell>
          <table:table-cell table:style-name="ce22" table:formula="of:=[.K7]/COM.MICROSOFT.SWITCH([.P7];[.$AD$43];[.$AE$43];[.$AD$44];[.$AE$44];[.$AD$45];[.$AE$45];[.$AD$46];[.$AE$46];[.$AD$47];[.$AE$47];[.$AD$48];[.$AE$48];[.$AD$49];[.$AE$49];[.$AD$50];[.$AE$50];[.$AD$51];[.$AE$51];[.$AD$52];[.$AE$52])" office:value-type="float" office:value="0.944444444444444" calcext:value-type="float">
            <text:p>0.94</text:p>
          </table:table-cell>
          <table:table-cell table:style-name="ce22" table:formula="of:=[.L7]/COM.MICROSOFT.SWITCH([.Q7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3];[.$AE$43];[.$AD$44];[.$AE$44];[.$AD$45];[.$AE$45];[.$AD$46];[.$AE$46];[.$AD$47];[.$AE$47];[.$AD$48];[.$AE$48];[.$AD$49];[.$AE$49];[.$AD$50];[.$AE$50];[.$AD$51];[.$AE$51];[.$AD$52];[.$AE$52])" office:value-type="float" office:value="0.681818181818182" calcext:value-type="float">
            <text:p>0.68</text:p>
          </table:table-cell>
          <table:table-cell table:style-name="ce22" table:formula="of:=[.J8]/COM.MICROSOFT.SWITCH([.O8];[.$AD$43];[.$AE$43];[.$AD$44];[.$AE$44];[.$AD$45];[.$AE$45];[.$AD$46];[.$AE$46];[.$AD$47];[.$AE$47];[.$AD$48];[.$AE$48];[.$AD$49];[.$AE$49];[.$AD$50];[.$AE$50];[.$AD$51];[.$AE$51];[.$AD$52];[.$AE$52])" office:value-type="float" office:value="0.666666666666667" calcext:value-type="float">
            <text:p>0.67</text:p>
          </table:table-cell>
          <table:table-cell table:style-name="ce22" table:formula="of:=[.K8]/COM.MICROSOFT.SWITCH([.P8];[.$AD$43];[.$AE$43];[.$AD$44];[.$AE$44];[.$AD$45];[.$AE$45];[.$AD$46];[.$AE$46];[.$AD$47];[.$AE$47];[.$AD$48];[.$AE$48];[.$AD$49];[.$AE$49];[.$AD$50];[.$AE$50];[.$AD$51];[.$AE$51];[.$AD$52];[.$AE$52])" office:value-type="float" office:value="0.666666666666667" calcext:value-type="float">
            <text:p>0.67</text:p>
          </table:table-cell>
          <table:table-cell table:style-name="ce22" table:formula="of:=[.L8]/COM.MICROSOFT.SWITCH([.Q8];[.$AD$43];[.$AE$43];[.$AD$44];[.$AE$44];[.$AD$45];[.$AE$45];[.$AD$46];[.$AE$46];[.$AD$47];[.$AE$47];[.$AD$48];[.$AE$48];[.$AD$49];[.$AE$49];[.$AD$50];[.$AE$50];[.$AD$51];[.$AE$51];[.$AD$52];[.$AE$52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3];[.$AE$43];[.$AD$44];[.$AE$44];[.$AD$45];[.$AE$45];[.$AD$46];[.$AE$46];[.$AD$47];[.$AE$47];[.$AD$48];[.$AE$48];[.$AD$49];[.$AE$49];[.$AD$50];[.$AE$50];[.$AD$51];[.$AE$51];[.$AD$52];[.$AE$52])" office:value-type="float" office:value="0.829545454545455" calcext:value-type="float">
            <text:p>0.83</text:p>
          </table:table-cell>
          <table:table-cell table:style-name="ce22" table:formula="of:=[.J10]/COM.MICROSOFT.SWITCH([.O10];[.$AD$43];[.$AE$43];[.$AD$44];[.$AE$44];[.$AD$45];[.$AE$45];[.$AD$46];[.$AE$46];[.$AD$47];[.$AE$47];[.$AD$48];[.$AE$48];[.$AD$49];[.$AE$49];[.$AD$50];[.$AE$50];[.$AD$51];[.$AE$51];[.$AD$52];[.$AE$52])" office:value-type="float" office:value="0.886363636363636" calcext:value-type="float">
            <text:p>0.89</text:p>
          </table:table-cell>
          <table:table-cell table:style-name="ce22" table:formula="of:=[.K10]/COM.MICROSOFT.SWITCH([.P10];[.$AD$43];[.$AE$43];[.$AD$44];[.$AE$44];[.$AD$45];[.$AE$45];[.$AD$46];[.$AE$46];[.$AD$47];[.$AE$47];[.$AD$48];[.$AE$48];[.$AD$49];[.$AE$49];[.$AD$50];[.$AE$50];[.$AD$51];[.$AE$51];[.$AD$52];[.$AE$52])" office:value-type="float" office:value="0.943181818181818" calcext:value-type="float">
            <text:p>0.94</text:p>
          </table:table-cell>
          <table:table-cell table:style-name="ce22" table:formula="of:=[.L10]/COM.MICROSOFT.SWITCH([.Q10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8.475" calcext:value-type="float">
            <text:p>78.48</text:p>
          </table:table-cell>
          <table:table-cell table:style-name="ce22" table:formula="of:=[.$AM10]*[.J10]" office:value-type="float" office:value="83.85" calcext:value-type="float">
            <text:p>83.85</text:p>
          </table:table-cell>
          <table:table-cell table:style-name="ce22" table:formula="of:=[.$AM10]*[.K10]" office:value-type="float" office:value="89.225" calcext:value-type="float">
            <text:p>89.23</text:p>
          </table:table-cell>
          <table:table-cell table:style-name="ce22" table:formula="of:=[.$AM10]*[.L10]" office:value-type="float" office:value="75.25" calcext:value-type="float">
            <text:p>75.25</text:p>
          </table:table-cell>
          <table:table-cell/>
          <table:table-cell table:style-name="ce27" office:value-type="float" office:value="107.5" calcext:value-type="float">
            <text:p>107.5</text:p>
          </table:table-cell>
          <table:table-cell table:style-name="ce31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11]/COM.MICROSOFT.SWITCH([.O11];[.$AD$43];[.$AE$43];[.$AD$44];[.$AE$44];[.$AD$45];[.$AE$45];[.$AD$46];[.$AE$46];[.$AD$47];[.$AE$47];[.$AD$48];[.$AE$48];[.$AD$49];[.$AE$49];[.$AD$50];[.$AE$50];[.$AD$51];[.$AE$51];[.$AD$52];[.$AE$52])" office:value-type="float" office:value="0.887096774193548" calcext:value-type="float">
            <text:p>0.89</text:p>
          </table:table-cell>
          <table:table-cell table:style-name="ce22" table:formula="of:=[.K11]/COM.MICROSOFT.SWITCH([.P11];[.$AD$43];[.$AE$43];[.$AD$44];[.$AE$44];[.$AD$45];[.$AE$45];[.$AD$46];[.$AE$46];[.$AD$47];[.$AE$47];[.$AD$48];[.$AE$48];[.$AD$49];[.$AE$49];[.$AD$50];[.$AE$50];[.$AD$51];[.$AE$51];[.$AD$52];[.$AE$52])" office:value-type="float" office:value="0.817204301075269" calcext:value-type="float">
            <text:p>0.82</text:p>
          </table:table-cell>
          <table:table-cell table:style-name="ce23" table:formula="of:=[.L11]/COM.MICROSOFT.SWITCH([.Q11];[.$AD$43];[.$AE$43];[.$AD$44];[.$AE$44];[.$AD$45];[.$AE$45];[.$AD$46];[.$AE$46];[.$AD$47];[.$AE$47];[.$AD$48];[.$AE$48];[.$AD$49];[.$AE$49];[.$AD$50];[.$AE$50];[.$AD$51];[.$AE$51];[.$AD$52];[.$AE$52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1.64" calcext:value-type="float">
            <text:p>101.64</text:p>
          </table:table-cell>
          <table:table-cell table:style-name="ce22" table:formula="of:=[.$AM11]*[.J11]" office:value-type="float" office:value="108.9" calcext:value-type="float">
            <text:p>108.90</text:p>
          </table:table-cell>
          <table:table-cell table:style-name="ce22" table:formula="of:=[.$AM11]*[.K11]" office:value-type="float" office:value="100.32" calcext:value-type="float">
            <text:p>100.32</text:p>
          </table:table-cell>
          <table:table-cell table:style-name="ce22" table:formula="of:=[.$AM11]*[.L11]" office:value-type="float" office:value="114.18" calcext:value-type="float">
            <text:p>114.1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Jerk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12]/COM.MICROSOFT.SWITCH([.N12];[.$AD$43];[.$AE$43];[.$AD$44];[.$AE$44];[.$AD$45];[.$AE$45];[.$AD$46];[.$AE$46];[.$AD$47];[.$AE$47];[.$AD$48];[.$AE$48];[.$AD$49];[.$AE$49];[.$AD$50];[.$AE$50];[.$AD$51];[.$AE$51];[.$AD$52];[.$AE$52])" office:value-type="float" office:value="0.854166666666667" calcext:value-type="float">
            <text:p>0.85</text:p>
          </table:table-cell>
          <table:table-cell table:style-name="ce22" table:formula="of:=[.J12]/COM.MICROSOFT.SWITCH([.O12];[.$AD$43];[.$AE$43];[.$AD$44];[.$AE$44];[.$AD$45];[.$AE$45];[.$AD$46];[.$AE$46];[.$AD$47];[.$AE$47];[.$AD$48];[.$AE$48];[.$AD$49];[.$AE$49];[.$AD$50];[.$AE$50];[.$AD$51];[.$AE$51];[.$AD$52];[.$AE$52])" office:value-type="float" office:value="0.885416666666667" calcext:value-type="float">
            <text:p>0.89</text:p>
          </table:table-cell>
          <table:table-cell table:style-name="ce22" table:formula="of:=[.K12]/COM.MICROSOFT.SWITCH([.P12];[.$AD$43];[.$AE$43];[.$AD$44];[.$AE$44];[.$AD$45];[.$AE$45];[.$AD$46];[.$AE$46];[.$AD$47];[.$AE$47];[.$AD$48];[.$AE$48];[.$AD$49];[.$AE$49];[.$AD$50];[.$AE$50];[.$AD$51];[.$AE$51];[.$AD$52];[.$AE$52])" office:value-type="float" office:value="0.822916666666667" calcext:value-type="float">
            <text:p>0.82</text:p>
          </table:table-cell>
          <table:table-cell table:style-name="ce23" table:formula="of:=[.L12]/COM.MICROSOFT.SWITCH([.Q12];[.$AD$43];[.$AE$43];[.$AD$44];[.$AE$44];[.$AD$45];[.$AE$45];[.$AD$46];[.$AE$46];[.$AD$47];[.$AE$47];[.$AD$48];[.$AE$48];[.$AD$49];[.$AE$49];[.$AD$50];[.$AE$50];[.$AD$51];[.$AE$51];[.$AD$52];[.$AE$52])" office:value-type="float" office:value="0.927083333333333" calcext:value-type="float">
            <text:p>0.93</text:p>
          </table:table-cell>
          <table:table-cell/>
          <table:table-cell table:style-name="ce22" table:formula="of:=[.$AM12]*[.I12]" office:value-type="float" office:value="108.24" calcext:value-type="float">
            <text:p>108.24</text:p>
          </table:table-cell>
          <table:table-cell table:style-name="ce22" table:formula="of:=[.$AM12]*[.J12]" office:value-type="float" office:value="112.2" calcext:value-type="float">
            <text:p>112.20</text:p>
          </table:table-cell>
          <table:table-cell table:style-name="ce22" table:formula="of:=[.$AM12]*[.K12]" office:value-type="float" office:value="104.28" calcext:value-type="float">
            <text:p>104.28</text:p>
          </table:table-cell>
          <table:table-cell table:style-name="ce22" table:formula="of:=[.$AM12]*[.L12]" office:value-type="float" office:value="117.48" calcext:value-type="float">
            <text:p>117.4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3]/[.N13]" office:value-type="float" office:value="3" calcext:value-type="float">
            <text:p>3</text:p>
          </table:table-cell>
          <table:table-cell table:formula="of:=[.E13]/[.O13]" office:value-type="float" office:value="3" calcext:value-type="float">
            <text:p>3</text:p>
          </table:table-cell>
          <table:table-cell table:formula="of:=[.F13]/[.P13]" office:value-type="float" office:value="2" calcext:value-type="float">
            <text:p>2</text:p>
          </table:table-cell>
          <table:table-cell table:formula="of:=[.G13]/[.Q13]" office:value-type="float" office:value="2.5" calcext:value-type="float">
            <text:p>2.5</text:p>
          </table:table-cell>
          <table:table-cell/>
          <table:table-cell table:formula="of:=IF([.I13]&gt;=0.55;IF([.I13]&gt;=0.7;IF([.I13]&gt;0.8;IF([.I13]&gt;0.9;10;15);18);24);&quot;to low&quot;) - [.D13]" office:value-type="float" office:value="3" calcext:value-type="float">
            <text:p>3</text:p>
          </table:table-cell>
          <table:table-cell table:formula="of:=IF([.J13]&gt;=0.55;IF([.J13]&gt;=0.7;IF([.J13]&gt;0.8;IF([.J13]&gt;0.9;10;15);18);24);&quot;to low&quot;) - [.E13]" office:value-type="float" office:value="6" calcext:value-type="float">
            <text:p>6</text:p>
          </table:table-cell>
          <table:table-cell table:formula="of:=IF([.K13]&gt;=0.55;IF([.K13]&gt;=0.7;IF([.K13]&gt;0.8;IF([.K13]&gt;0.9;10;15);18);24);&quot;to low&quot;) - [.F13]" office:value-type="float" office:value="5" calcext:value-type="float">
            <text:p>5</text:p>
          </table:table-cell>
          <table:table-cell table:formula="of:=IF([.L13]&gt;=0.55;IF([.L13]&gt;=0.7;IF([.L13]&gt;0.8;IF([.L13]&gt;0.9;10;15);18);24);&quot;to low&quot;) - [.G13]" office:value-type="float" office:value="8" calcext:value-type="float">
            <text:p>8</text:p>
          </table:table-cell>
          <table:table-cell/>
          <table:table-cell table:style-name="ce22" table:formula="of:=[.I13]/COM.MICROSOFT.SWITCH([.N13];[.$AD$43];[.$AE$43];[.$AD$44];[.$AE$44];[.$AD$45];[.$AE$45];[.$AD$46];[.$AE$46];[.$AD$47];[.$AE$47];[.$AD$48];[.$AE$48];[.$AD$49];[.$AE$49];[.$AD$50];[.$AE$50];[.$AD$51];[.$AE$51];[.$AD$52];[.$AE$52])" office:value-type="float" office:value="0.852272727272727" calcext:value-type="float">
            <text:p>0.85</text:p>
          </table:table-cell>
          <table:table-cell table:style-name="ce22" table:formula="of:=[.J13]/COM.MICROSOFT.SWITCH([.O13];[.$AD$43];[.$AE$43];[.$AD$44];[.$AE$44];[.$AD$45];[.$AE$45];[.$AD$46];[.$AE$46];[.$AD$47];[.$AE$47];[.$AD$48];[.$AE$48];[.$AD$49];[.$AE$49];[.$AD$50];[.$AE$50];[.$AD$51];[.$AE$51];[.$AD$52];[.$AE$52])" office:value-type="float" office:value="0.888888888888889" calcext:value-type="float">
            <text:p>0.89</text:p>
          </table:table-cell>
          <table:table-cell table:style-name="ce22" table:formula="of:=[.K13]/COM.MICROSOFT.SWITCH([.P13];[.$AD$43];[.$AE$43];[.$AD$44];[.$AE$44];[.$AD$45];[.$AE$45];[.$AD$46];[.$AE$46];[.$AD$47];[.$AE$47];[.$AD$48];[.$AE$48];[.$AD$49];[.$AE$49];[.$AD$50];[.$AE$50];[.$AD$51];[.$AE$51];[.$AD$52];[.$AE$52])" office:value-type="float" office:value="0.965909090909091" calcext:value-type="float">
            <text:p>0.97</text:p>
          </table:table-cell>
          <table:table-cell table:style-name="ce22" table:formula="of:=[.L13]/COM.MICROSOFT.SWITCH([.Q13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13]*[.I13]" office:value-type="float" office:value="52.5" calcext:value-type="float">
            <text:p>52.50</text:p>
          </table:table-cell>
          <table:table-cell table:style-name="ce22" table:formula="of:=[.$AM13]*[.J13]" office:value-type="float" office:value="56" calcext:value-type="float">
            <text:p>56.00</text:p>
          </table:table-cell>
          <table:table-cell table:style-name="ce22" table:formula="of:=[.$AM13]*[.K13]" office:value-type="float" office:value="59.5" calcext:value-type="float">
            <text:p>59.50</text:p>
          </table:table-cell>
          <table:table-cell table:style-name="ce22" table:formula="of:=[.$AM13]*[.L13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5]/[.N15]" office:value-type="float" office:value="4" calcext:value-type="float">
            <text:p>4</text:p>
          </table:table-cell>
          <table:table-cell table:formula="of:=[.E15]/[.O15]" office:value-type="float" office:value="4" calcext:value-type="float">
            <text:p>4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6" calcext:value-type="float">
            <text:p>-6</text:p>
          </table:table-cell>
          <table:table-cell table:formula="of:=IF([.J15]&gt;=0.55;IF([.J15]&gt;=0.7;IF([.J15]&gt;0.8;IF([.J15]&gt;0.9;10;15);18);24);&quot;to low&quot;) - [.E15]" office:value-type="float" office:value="-2" calcext:value-type="float">
            <text:p>-2</text:p>
          </table:table-cell>
          <table:table-cell table:formula="of:=IF([.K15]&gt;=0.55;IF([.K15]&gt;=0.7;IF([.K15]&gt;0.8;IF([.K15]&gt;0.9;10;15);18);24);&quot;to low&quot;) - [.F15]" office:value-type="float" office:value="-1" calcext:value-type="float">
            <text:p>-1</text:p>
          </table:table-cell>
          <table:table-cell table:formula="of:=IF([.L15]&gt;=0.55;IF([.L15]&gt;=0.7;IF([.L15]&gt;0.8;IF([.L15]&gt;0.9;10;15);18);24);&quot;to low&quot;) - [.G15]" office:value-type="float" office:value="2" calcext:value-type="float">
            <text:p>2</text:p>
          </table:table-cell>
          <table:table-cell/>
          <table:table-cell table:style-name="ce22" table:formula="of:=[.I15]/COM.MICROSOFT.SWITCH([.N15];[.$AD$43];[.$AE$43];[.$AD$44];[.$AE$44];[.$AD$45];[.$AE$45];[.$AD$46];[.$AE$46];[.$AD$47];[.$AE$47];[.$AD$48];[.$AE$48];[.$AD$49];[.$AE$49];[.$AD$50];[.$AE$50];[.$AD$51];[.$AE$51];[.$AD$52];[.$AE$52])" office:value-type="float" office:value="0.872093023255814" calcext:value-type="float">
            <text:p>0.87</text:p>
          </table:table-cell>
          <table:table-cell table:style-name="ce22" table:formula="of:=[.J15]/COM.MICROSOFT.SWITCH([.O15];[.$AD$43];[.$AE$43];[.$AD$44];[.$AE$44];[.$AD$45];[.$AE$45];[.$AD$46];[.$AE$46];[.$AD$47];[.$AE$47];[.$AD$48];[.$AE$48];[.$AD$49];[.$AE$49];[.$AD$50];[.$AE$50];[.$AD$51];[.$AE$51];[.$AD$52];[.$AE$52])" office:value-type="float" office:value="0.909090909090909" calcext:value-type="float">
            <text:p>0.91</text:p>
          </table:table-cell>
          <table:table-cell table:style-name="ce22" table:formula="of:=[.K15]/COM.MICROSOFT.SWITCH([.P15];[.$AD$43];[.$AE$43];[.$AD$44];[.$AE$44];[.$AD$45];[.$AE$45];[.$AD$46];[.$AE$46];[.$AD$47];[.$AE$47];[.$AD$48];[.$AE$48];[.$AD$49];[.$AE$49];[.$AD$50];[.$AE$50];[.$AD$51];[.$AE$51];[.$AD$52];[.$AE$52])" office:value-type="float" office:value="0.944444444444444" calcext:value-type="float">
            <text:p>0.94</text:p>
          </table:table-cell>
          <table:table-cell table:style-name="ce22" table:formula="of:=[.L15]/COM.MICROSOFT.SWITCH([.Q15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15]*[.I15]" office:value-type="float" office:value="75" calcext:value-type="float">
            <text:p>75.00</text:p>
          </table:table-cell>
          <table:table-cell table:style-name="ce22" table:formula="of:=[.$AM15]*[.J15]" office:value-type="float" office:value="80" calcext:value-type="float">
            <text:p>80.00</text:p>
          </table:table-cell>
          <table:table-cell table:style-name="ce22" table:formula="of:=[.$AM15]*[.K15]" office:value-type="float" office:value="85" calcext:value-type="float">
            <text:p>85.00</text:p>
          </table:table-cell>
          <table:table-cell table:style-name="ce22" table:formula="of:=[.$AM15]*[.L15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5" calcext:value-type="float">
            <text:p>5</text:p>
          </table:table-cell>
          <table:table-cell table:formula="of:=[.F16]/[.P16]" office:value-type="float" office:value="4" calcext:value-type="float">
            <text:p>4</text:p>
          </table:table-cell>
          <table:table-cell table:formula="of:=[.G16]/[.Q16]" office:value-type="float" office:value="4" calcext:value-type="float">
            <text:p>4</text:p>
          </table:table-cell>
          <table:table-cell/>
          <table:table-cell table:formula="of:=IF([.I16]&gt;=0.55;IF([.I16]&gt;=0.7;IF([.I16]&gt;0.8;IF([.I16]&gt;0.9;10;15);18);24);&quot;to low&quot;) - [.D16]" office:value-type="float" office:value="-12" calcext:value-type="float">
            <text:p>-12</text:p>
          </table:table-cell>
          <table:table-cell table:formula="of:=IF([.J16]&gt;=0.55;IF([.J16]&gt;=0.7;IF([.J16]&gt;0.8;IF([.J16]&gt;0.9;10;15);18);24);&quot;to low&quot;) - [.E16]" office:value-type="float" office:value="-7" calcext:value-type="float">
            <text:p>-7</text:p>
          </table:table-cell>
          <table:table-cell table:formula="of:=IF([.K16]&gt;=0.55;IF([.K16]&gt;=0.7;IF([.K16]&gt;0.8;IF([.K16]&gt;0.9;10;15);18);24);&quot;to low&quot;) - [.F16]" office:value-type="float" office:value="-5" calcext:value-type="float">
            <text:p>-5</text:p>
          </table:table-cell>
          <table:table-cell table:formula="of:=IF([.L16]&gt;=0.55;IF([.L16]&gt;=0.7;IF([.L16]&gt;0.8;IF([.L16]&gt;0.9;10;15);18);24);&quot;to low&quot;) - [.G16]" office:value-type="float" office:value="-2" calcext:value-type="float">
            <text:p>-2</text:p>
          </table:table-cell>
          <table:table-cell/>
          <table:table-cell table:style-name="ce22" table:formula="of:=[.I16]/COM.MICROSOFT.SWITCH([.N16];[.$AD$43];[.$AE$43];[.$AD$44];[.$AE$44];[.$AD$45];[.$AE$45];[.$AD$46];[.$AE$46];[.$AD$47];[.$AE$47];[.$AD$48];[.$AE$48];[.$AD$49];[.$AE$49];[.$AD$50];[.$AE$50];[.$AD$51];[.$AE$51];[.$AD$52];[.$AE$52])" office:value-type="float" office:value="0.872093023255814" calcext:value-type="float">
            <text:p>0.87</text:p>
          </table:table-cell>
          <table:table-cell table:style-name="ce22" table:formula="of:=[.J16]/COM.MICROSOFT.SWITCH([.O16];[.$AD$43];[.$AE$43];[.$AD$44];[.$AE$44];[.$AD$45];[.$AE$45];[.$AD$46];[.$AE$46];[.$AD$47];[.$AE$47];[.$AD$48];[.$AE$48];[.$AD$49];[.$AE$49];[.$AD$50];[.$AE$50];[.$AD$51];[.$AE$51];[.$AD$52];[.$AE$52])" office:value-type="float" office:value="0.909090909090909" calcext:value-type="float">
            <text:p>0.91</text:p>
          </table:table-cell>
          <table:table-cell table:style-name="ce23" table:formula="of:=[.K16]/COM.MICROSOFT.SWITCH([.P16];[.$AD$43];[.$AE$43];[.$AD$44];[.$AE$44];[.$AD$45];[.$AE$45];[.$AD$46];[.$AE$46];[.$AD$47];[.$AE$47];[.$AD$48];[.$AE$48];[.$AD$49];[.$AE$49];[.$AD$50];[.$AE$50];[.$AD$51];[.$AE$51];[.$AD$52];[.$AE$52])" office:value-type="float" office:value="0.965909090909091" calcext:value-type="float">
            <text:p>0.97</text:p>
          </table:table-cell>
          <table:table-cell table:style-name="ce22" table:formula="of:=[.L16]/COM.MICROSOFT.SWITCH([.Q16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/>
          <table:table-cell table:style-name="ce22" table:formula="of:=[.$AM16]*[.I16]" office:value-type="float" office:value="120" calcext:value-type="float">
            <text:p>120.00</text:p>
          </table:table-cell>
          <table:table-cell table:style-name="ce22" table:formula="of:=[.$AM16]*[.J16]" office:value-type="float" office:value="128" calcext:value-type="float">
            <text:p>128.00</text:p>
          </table:table-cell>
          <table:table-cell table:style-name="ce22" table:formula="of:=[.$AM16]*[.K16]" office:value-type="float" office:value="136" calcext:value-type="float">
            <text:p>136.00</text:p>
          </table:table-cell>
          <table:table-cell table:style-name="ce22" table:formula="of:=[.$AM16]*[.L16]" office:value-type="float" office:value="112" calcext:value-type="float">
            <text:p>112.00</text:p>
          </table:table-cell>
          <table:table-cell/>
          <table:table-cell table:style-name="ce27" office:value-type="float" office:value="160" calcext:value-type="float">
            <text:p>160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4" calcext:value-type="float">
            <text:p>4</text:p>
          </table:table-cell>
          <table:table-cell table:formula="of:=[.F17]/[.P17]" office:value-type="float" office:value="3" calcext:value-type="float">
            <text:p>3</text:p>
          </table:table-cell>
          <table:table-cell table:formula="of:=[.G17]/[.Q17]" office:value-type="float" office:value="3" calcext:value-type="float">
            <text:p>3</text:p>
          </table:table-cell>
          <table:table-cell/>
          <table:table-cell table:formula="of:=IF([.I17]&gt;=0.55;IF([.I17]&gt;=0.7;IF([.I17]&gt;0.8;IF([.I17]&gt;0.9;10;15);18);24);&quot;to low&quot;) - [.D17]" office:value-type="float" office:value="-7" calcext:value-type="float">
            <text:p>-7</text:p>
          </table:table-cell>
          <table:table-cell table:formula="of:=IF([.J17]&gt;=0.55;IF([.J17]&gt;=0.7;IF([.J17]&gt;0.8;IF([.J17]&gt;0.9;10;15);18);24);&quot;to low&quot;) - [.E17]" office:value-type="float" office:value="-2" calcext:value-type="float">
            <text:p>-2</text:p>
          </table:table-cell>
          <table:table-cell table:formula="of:=IF([.K17]&gt;=0.55;IF([.K17]&gt;=0.7;IF([.K17]&gt;0.8;IF([.K17]&gt;0.9;10;15);18);24);&quot;to low&quot;) - [.F17]" office:value-type="float" office:value="0" calcext:value-type="float">
            <text:p>0</text:p>
          </table:table-cell>
          <table:table-cell table:formula="of:=IF([.L17]&gt;=0.55;IF([.L17]&gt;=0.7;IF([.L17]&gt;0.8;IF([.L17]&gt;0.9;10;15);18);24);&quot;to low&quot;) - [.G17]" office:value-type="float" office:value="3" calcext:value-type="float">
            <text:p>3</text:p>
          </table:table-cell>
          <table:table-cell/>
          <table:table-cell table:style-name="ce22" table:formula="of:=[.I17]/COM.MICROSOFT.SWITCH([.N17];[.$AD$43];[.$AE$43];[.$AD$44];[.$AE$44];[.$AD$45];[.$AE$45];[.$AD$46];[.$AE$46];[.$AD$47];[.$AE$47];[.$AD$48];[.$AE$48];[.$AD$49];[.$AE$49];[.$AD$50];[.$AE$50];[.$AD$51];[.$AE$51];[.$AD$52];[.$AE$52])" office:value-type="float" office:value="0.829545454545455" calcext:value-type="float">
            <text:p>0.83</text:p>
          </table:table-cell>
          <table:table-cell table:style-name="ce22" table:formula="of:=[.J17]/COM.MICROSOFT.SWITCH([.O17];[.$AD$43];[.$AE$43];[.$AD$44];[.$AE$44];[.$AD$45];[.$AE$45];[.$AD$46];[.$AE$46];[.$AD$47];[.$AE$47];[.$AD$48];[.$AE$48];[.$AD$49];[.$AE$49];[.$AD$50];[.$AE$50];[.$AD$51];[.$AE$51];[.$AD$52];[.$AE$52])" office:value-type="float" office:value="0.875" calcext:value-type="float">
            <text:p>0.88</text:p>
          </table:table-cell>
          <table:table-cell table:style-name="ce23" table:formula="of:=[.K17]/COM.MICROSOFT.SWITCH([.P17];[.$AD$43];[.$AE$43];[.$AD$44];[.$AE$44];[.$AD$45];[.$AE$45];[.$AD$46];[.$AE$46];[.$AD$47];[.$AE$47];[.$AD$48];[.$AE$48];[.$AD$49];[.$AE$49];[.$AD$50];[.$AE$50];[.$AD$51];[.$AE$51];[.$AD$52];[.$AE$52])" office:value-type="float" office:value="0.931818181818182" calcext:value-type="float">
            <text:p>0.93</text:p>
          </table:table-cell>
          <table:table-cell table:style-name="ce22" table:formula="of:=[.L17]/COM.MICROSOFT.SWITCH([.Q17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113.15" calcext:value-type="float">
            <text:p>113.15</text:p>
          </table:table-cell>
          <table:table-cell table:style-name="ce22" table:formula="of:=[.$AM17]*[.J17]" office:value-type="float" office:value="119.35" calcext:value-type="float">
            <text:p>119.35</text:p>
          </table:table-cell>
          <table:table-cell table:style-name="ce22" table:formula="of:=[.$AM17]*[.K17]" office:value-type="float" office:value="127.1" calcext:value-type="float">
            <text:p>127.10</text:p>
          </table:table-cell>
          <table:table-cell table:style-name="ce22" table:formula="of:=[.$AM17]*[.L17]" office:value-type="float" office:value="108.5" calcext:value-type="float">
            <text:p>108.50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ce30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8]/[.N18]" office:value-type="float" office:value="5" calcext:value-type="float">
            <text:p>5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12" calcext:value-type="float">
            <text:p>-12</text:p>
          </table:table-cell>
          <table:table-cell table:formula="of:=IF([.J18]&gt;=0.55;IF([.J18]&gt;=0.7;IF([.J18]&gt;0.8;IF([.J18]&gt;0.9;10;15);18);24);&quot;to low&quot;) - [.E18]" office:value-type="float" office:value="-7" calcext:value-type="float">
            <text:p>-7</text:p>
          </table:table-cell>
          <table:table-cell table:formula="of:=IF([.K18]&gt;=0.55;IF([.K18]&gt;=0.7;IF([.K18]&gt;0.8;IF([.K18]&gt;0.9;10;15);18);24);&quot;to low&quot;) - [.F18]" office:value-type="float" office:value="-5" calcext:value-type="float">
            <text:p>-5</text:p>
          </table:table-cell>
          <table:table-cell table:formula="of:=IF([.L18]&gt;=0.55;IF([.L18]&gt;=0.7;IF([.L18]&gt;0.8;IF([.L18]&gt;0.9;10;15);18);24);&quot;to low&quot;) - [.G18]" office:value-type="float" office:value="-2" calcext:value-type="float">
            <text:p>-2</text:p>
          </table:table-cell>
          <table:table-cell/>
          <table:table-cell table:style-name="ce22" table:formula="of:=[.I18]/COM.MICROSOFT.SWITCH([.N18];[.$AD$43];[.$AE$43];[.$AD$44];[.$AE$44];[.$AD$45];[.$AE$45];[.$AD$46];[.$AE$46];[.$AD$47];[.$AE$47];[.$AD$48];[.$AE$48];[.$AD$49];[.$AE$49];[.$AD$50];[.$AE$50];[.$AD$51];[.$AE$51];[.$AD$52];[.$AE$52])" office:value-type="float" office:value="0.872093023255814" calcext:value-type="float">
            <text:p>0.87</text:p>
          </table:table-cell>
          <table:table-cell table:style-name="ce22" table:formula="of:=[.J18]/COM.MICROSOFT.SWITCH([.O18];[.$AD$43];[.$AE$43];[.$AD$44];[.$AE$44];[.$AD$45];[.$AE$45];[.$AD$46];[.$AE$46];[.$AD$47];[.$AE$47];[.$AD$48];[.$AE$48];[.$AD$49];[.$AE$49];[.$AD$50];[.$AE$50];[.$AD$51];[.$AE$51];[.$AD$52];[.$AE$52])" office:value-type="float" office:value="0.909090909090909" calcext:value-type="float">
            <text:p>0.91</text:p>
          </table:table-cell>
          <table:table-cell table:style-name="ce23" table:formula="of:=[.K18]/COM.MICROSOFT.SWITCH([.P18];[.$AD$43];[.$AE$43];[.$AD$44];[.$AE$44];[.$AD$45];[.$AE$45];[.$AD$46];[.$AE$46];[.$AD$47];[.$AE$47];[.$AD$48];[.$AE$48];[.$AD$49];[.$AE$49];[.$AD$50];[.$AE$50];[.$AD$51];[.$AE$51];[.$AD$52];[.$AE$52])" office:value-type="float" office:value="0.965909090909091" calcext:value-type="float">
            <text:p>0.97</text:p>
          </table:table-cell>
          <table:table-cell table:style-name="ce22" table:formula="of:=[.L18]/COM.MICROSOFT.SWITCH([.Q18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/>
          <table:table-cell table:style-name="ce22" table:formula="of:=[.$AM18]*[.I18]" office:value-type="float" office:value="97.5" calcext:value-type="float">
            <text:p>97.50</text:p>
          </table:table-cell>
          <table:table-cell table:style-name="ce22" table:formula="of:=[.$AM18]*[.J18]" office:value-type="float" office:value="104" calcext:value-type="float">
            <text:p>104.00</text:p>
          </table:table-cell>
          <table:table-cell table:style-name="ce22" table:formula="of:=[.$AM18]*[.K18]" office:value-type="float" office:value="110.5" calcext:value-type="float">
            <text:p>110.50</text:p>
          </table:table-cell>
          <table:table-cell table:style-name="ce22" table:formula="of:=[.$AM18]*[.L18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9]/[.N19]" office:value-type="float" office:value="6" calcext:value-type="float">
            <text:p>6</text:p>
          </table:table-cell>
          <table:table-cell table:formula="of:=[.E19]/[.O19]" office:value-type="float" office:value="5" calcext:value-type="float">
            <text:p>5</text:p>
          </table:table-cell>
          <table:table-cell table:formula="of:=[.F19]/[.P19]" office:value-type="float" office:value="4" calcext:value-type="float">
            <text:p>4</text:p>
          </table:table-cell>
          <table:table-cell table:formula="of:=[.G19]/[.Q19]" office:value-type="float" office:value="4" calcext:value-type="float">
            <text:p>4</text:p>
          </table:table-cell>
          <table:table-cell/>
          <table:table-cell table:formula="of:=IF([.I19]&gt;=0.55;IF([.I19]&gt;=0.7;IF([.I19]&gt;0.8;IF([.I19]&gt;0.9;10;15);18);24);&quot;to low&quot;) - [.D19]" office:value-type="float" office:value="-6" calcext:value-type="float">
            <text:p>-6</text:p>
          </table:table-cell>
          <table:table-cell table:formula="of:=IF([.J19]&gt;=0.55;IF([.J19]&gt;=0.7;IF([.J19]&gt;0.8;IF([.J19]&gt;0.9;10;15);18);24);&quot;to low&quot;) - [.E19]" office:value-type="float" office:value="-2" calcext:value-type="float">
            <text:p>-2</text:p>
          </table:table-cell>
          <table:table-cell table:formula="of:=IF([.K19]&gt;=0.55;IF([.K19]&gt;=0.7;IF([.K19]&gt;0.8;IF([.K19]&gt;0.9;10;15);18);24);&quot;to low&quot;) - [.F19]" office:value-type="float" office:value="-1" calcext:value-type="float">
            <text:p>-1</text:p>
          </table:table-cell>
          <table:table-cell table:formula="of:=IF([.L19]&gt;=0.55;IF([.L19]&gt;=0.7;IF([.L19]&gt;0.8;IF([.L19]&gt;0.9;10;15);18);24);&quot;to low&quot;) - [.G19]" office:value-type="float" office:value="2" calcext:value-type="float">
            <text:p>2</text:p>
          </table:table-cell>
          <table:table-cell/>
          <table:table-cell table:style-name="ce22" table:formula="of:=[.I19]/COM.MICROSOFT.SWITCH([.N19];[.$AD$43];[.$AE$43];[.$AD$44];[.$AE$44];[.$AD$45];[.$AE$45];[.$AD$46];[.$AE$46];[.$AD$47];[.$AE$47];[.$AD$48];[.$AE$48];[.$AD$49];[.$AE$49];[.$AD$50];[.$AE$50];[.$AD$51];[.$AE$51];[.$AD$52];[.$AE$52])" office:value-type="float" office:value="0.833333333333333" calcext:value-type="float">
            <text:p>0.83</text:p>
          </table:table-cell>
          <table:table-cell table:style-name="ce22" table:formula="of:=[.J19]/COM.MICROSOFT.SWITCH([.O19];[.$AD$43];[.$AE$43];[.$AD$44];[.$AE$44];[.$AD$45];[.$AE$45];[.$AD$46];[.$AE$46];[.$AD$47];[.$AE$47];[.$AD$48];[.$AE$48];[.$AD$49];[.$AE$49];[.$AD$50];[.$AE$50];[.$AD$51];[.$AE$51];[.$AD$52];[.$AE$52])" office:value-type="float" office:value="0.888888888888889" calcext:value-type="float">
            <text:p>0.89</text:p>
          </table:table-cell>
          <table:table-cell table:style-name="ce22" table:formula="of:=[.K19]/COM.MICROSOFT.SWITCH([.P19];[.$AD$43];[.$AE$43];[.$AD$44];[.$AE$44];[.$AD$45];[.$AE$45];[.$AD$46];[.$AE$46];[.$AD$47];[.$AE$47];[.$AD$48];[.$AE$48];[.$AD$49];[.$AE$49];[.$AD$50];[.$AE$50];[.$AD$51];[.$AE$51];[.$AD$52];[.$AE$52])" office:value-type="float" office:value="0.944444444444444" calcext:value-type="float">
            <text:p>0.94</text:p>
          </table:table-cell>
          <table:table-cell table:style-name="ce22" table:formula="of:=[.L19]/COM.MICROSOFT.SWITCH([.Q19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19]*[.I19]" office:value-type="float" office:value="97.5" calcext:value-type="float">
            <text:p>97.50</text:p>
          </table:table-cell>
          <table:table-cell table:style-name="ce22" table:formula="of:=[.$AM19]*[.J19]" office:value-type="float" office:value="104" calcext:value-type="float">
            <text:p>104.00</text:p>
          </table:table-cell>
          <table:table-cell table:style-name="ce22" table:formula="of:=[.$AM19]*[.K19]" office:value-type="float" office:value="110.5" calcext:value-type="float">
            <text:p>110.50</text:p>
          </table:table-cell>
          <table:table-cell table:style-name="ce22" table:formula="of:=[.$AM19]*[.L19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1]/[.N21]" office:value-type="float" office:value="4" calcext:value-type="float">
            <text:p>4</text:p>
          </table:table-cell>
          <table:table-cell table:formula="of:=[.E21]/[.O21]" office:value-type="float" office:value="5" calcext:value-type="float">
            <text:p>5</text:p>
          </table:table-cell>
          <table:table-cell table:formula="of:=[.F21]/[.P21]" office:value-type="float" office:value="3" calcext:value-type="float">
            <text:p>3</text:p>
          </table:table-cell>
          <table:table-cell table:formula="of:=[.G21]/[.Q21]" office:value-type="float" office:value="2" calcext:value-type="float">
            <text:p>2</text:p>
          </table:table-cell>
          <table:table-cell/>
          <table:table-cell table:style-name="ce21" table:formula="of:=IF([.I21]&gt;=0.55;IF([.I21]&gt;=0.7;IF([.I21]&gt;0.8;IF([.I21]&gt;0.9;10;15);18);24);&quot;to low&quot;) - [.D21]" office:value-type="float" office:value="6" calcext:value-type="float">
            <text:p>6</text:p>
          </table:table-cell>
          <table:table-cell table:style-name="ce21" table:formula="of:=IF([.J21]&gt;=0.55;IF([.J21]&gt;=0.7;IF([.J21]&gt;0.8;IF([.J21]&gt;0.9;10;15);18);24);&quot;to low&quot;) - [.E21]" office:value-type="float" office:value="0" calcext:value-type="float">
            <text:p>0</text:p>
          </table:table-cell>
          <table:table-cell table:style-name="ce21" table:formula="of:=IF([.K21]&gt;=0.55;IF([.K21]&gt;=0.7;IF([.K21]&gt;0.8;IF([.K21]&gt;0.9;10;15);18);24);&quot;to low&quot;) - [.F21]" office:value-type="float" office:value="9" calcext:value-type="float">
            <text:p>9</text:p>
          </table:table-cell>
          <table:table-cell table:style-name="ce21" table:formula="of:=IF([.L21]&gt;=0.55;IF([.L21]&gt;=0.7;IF([.L21]&gt;0.8;IF([.L21]&gt;0.9;10;15);18);24);&quot;to low&quot;) - [.G21]" office:value-type="float" office:value="9" calcext:value-type="float">
            <text:p>9</text:p>
          </table:table-cell>
          <table:table-cell/>
          <table:table-cell table:style-name="ce22" table:formula="of:=[.I21]/COM.MICROSOFT.SWITCH([.N21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21]/COM.MICROSOFT.SWITCH([.O21];[.$AD$43];[.$AE$43];[.$AD$44];[.$AE$44];[.$AD$45];[.$AE$45];[.$AD$46];[.$AE$46];[.$AD$47];[.$AE$47];[.$AD$48];[.$AE$48];[.$AD$49];[.$AE$49];[.$AD$50];[.$AE$50];[.$AD$51];[.$AE$51];[.$AD$52];[.$AE$52])" office:value-type="float" office:value="0.870967741935484" calcext:value-type="float">
            <text:p>0.87</text:p>
          </table:table-cell>
          <table:table-cell table:style-name="ce22" table:formula="of:=[.K21]/COM.MICROSOFT.SWITCH([.P21];[.$AD$43];[.$AE$43];[.$AD$44];[.$AE$44];[.$AD$45];[.$AE$45];[.$AD$46];[.$AE$46];[.$AD$47];[.$AE$47];[.$AD$48];[.$AE$48];[.$AD$49];[.$AE$49];[.$AD$50];[.$AE$50];[.$AD$51];[.$AE$51];[.$AD$52];[.$AE$52])" office:value-type="float" office:value="0.795698924731183" calcext:value-type="float">
            <text:p>0.80</text:p>
          </table:table-cell>
          <table:table-cell table:style-name="ce23" table:formula="of:=[.L21]/COM.MICROSOFT.SWITCH([.Q21];[.$AD$43];[.$AE$43];[.$AD$44];[.$AE$44];[.$AD$45];[.$AE$45];[.$AD$46];[.$AE$46];[.$AD$47];[.$AE$47];[.$AD$48];[.$AE$48];[.$AD$49];[.$AE$49];[.$AD$50];[.$AE$50];[.$AD$51];[.$AE$51];[.$AD$52];[.$AE$52])" office:value-type="float" office:value="0.956989247311828" calcext:value-type="float">
            <text:p>0.96</text:p>
          </table:table-cell>
          <table:table-cell/>
          <table:table-cell table:style-name="ce22" table:formula="of:=[.$AM21]*[.I21]" office:value-type="float" office:value="95.48" calcext:value-type="float">
            <text:p>95.48</text:p>
          </table:table-cell>
          <table:table-cell table:style-name="ce22" table:formula="of:=[.$AM21]*[.J21]" office:value-type="float" office:value="100.44" calcext:value-type="float">
            <text:p>100.44</text:p>
          </table:table-cell>
          <table:table-cell table:style-name="ce22" table:formula="of:=[.$AM21]*[.K21]" office:value-type="float" office:value="91.76" calcext:value-type="float">
            <text:p>91.76</text:p>
          </table:table-cell>
          <table:table-cell table:style-name="ce22" table:formula="of:=[.$AM21]*[.L21]" office:value-type="float" office:value="110.36" calcext:value-type="float">
            <text:p>110.36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32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2]/COM.MICROSOFT.SWITCH([.N22];[.$AD$43];[.$AE$43];[.$AD$44];[.$AE$44];[.$AD$45];[.$AE$45];[.$AD$46];[.$AE$46];[.$AD$47];[.$AE$47];[.$AD$48];[.$AE$48];[.$AD$49];[.$AE$49];[.$AD$50];[.$AE$50];[.$AD$51];[.$AE$51];[.$AD$52];[.$AE$52])" office:value-type="float" office:value="0.822916666666667" calcext:value-type="float">
            <text:p>0.82</text:p>
          </table:table-cell>
          <table:table-cell table:style-name="ce22" table:formula="of:=[.J22]/COM.MICROSOFT.SWITCH([.O22];[.$AD$43];[.$AE$43];[.$AD$44];[.$AE$44];[.$AD$45];[.$AE$45];[.$AD$46];[.$AE$46];[.$AD$47];[.$AE$47];[.$AD$48];[.$AE$48];[.$AD$49];[.$AE$49];[.$AD$50];[.$AE$50];[.$AD$51];[.$AE$51];[.$AD$52];[.$AE$52])" office:value-type="float" office:value="0.864583333333333" calcext:value-type="float">
            <text:p>0.86</text:p>
          </table:table-cell>
          <table:table-cell table:style-name="ce22" table:formula="of:=[.K22]/COM.MICROSOFT.SWITCH([.P22];[.$AD$43];[.$AE$43];[.$AD$44];[.$AE$44];[.$AD$45];[.$AE$45];[.$AD$46];[.$AE$46];[.$AD$47];[.$AE$47];[.$AD$48];[.$AE$48];[.$AD$49];[.$AE$49];[.$AD$50];[.$AE$50];[.$AD$51];[.$AE$51];[.$AD$52];[.$AE$52])" office:value-type="float" office:value="0.791666666666667" calcext:value-type="float">
            <text:p>0.79</text:p>
          </table:table-cell>
          <table:table-cell table:style-name="ce23" table:formula="of:=[.L22]/COM.MICROSOFT.SWITCH([.Q22];[.$AD$43];[.$AE$43];[.$AD$44];[.$AE$44];[.$AD$45];[.$AE$45];[.$AD$46];[.$AE$46];[.$AD$47];[.$AE$47];[.$AD$48];[.$AE$48];[.$AD$49];[.$AE$49];[.$AD$50];[.$AE$50];[.$AD$51];[.$AE$51];[.$AD$52];[.$AE$52])" office:value-type="float" office:value="0.947916666666667" calcext:value-type="float">
            <text:p>0.95</text:p>
          </table:table-cell>
          <table:table-cell/>
          <table:table-cell table:style-name="ce22" table:formula="of:=[.$AM22]*[.I22]" office:value-type="float" office:value="106.65" calcext:value-type="float">
            <text:p>106.65</text:p>
          </table:table-cell>
          <table:table-cell table:style-name="ce22" table:formula="of:=[.$AM22]*[.J22]" office:value-type="float" office:value="112.05" calcext:value-type="float">
            <text:p>112.05</text:p>
          </table:table-cell>
          <table:table-cell table:style-name="ce22" table:formula="of:=[.$AM22]*[.K22]" office:value-type="float" office:value="102.6" calcext:value-type="float">
            <text:p>102.60</text:p>
          </table:table-cell>
          <table:table-cell table:style-name="ce22" table:formula="of:=[.$AM22]*[.L22]" office:value-type="float" office:value="122.85" calcext:value-type="float">
            <text:p>122.85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32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4]/[.N24]" office:value-type="float" office:value="4" calcext:value-type="float">
            <text:p>4</text:p>
          </table:table-cell>
          <table:table-cell table:formula="of:=[.E24]/[.O24]" office:value-type="float" office:value="5" calcext:value-type="float">
            <text:p>5</text:p>
          </table:table-cell>
          <table:table-cell table:formula="of:=[.F24]/[.P24]" office:value-type="float" office:value="3" calcext:value-type="float">
            <text:p>3</text:p>
          </table:table-cell>
          <table:table-cell table:formula="of:=[.G24]/[.Q24]" office:value-type="float" office:value="2" calcext:value-type="float">
            <text:p>2</text:p>
          </table:table-cell>
          <table:table-cell/>
          <table:table-cell table:style-name="ce21" table:formula="of:=IF([.I24]&gt;=0.55;IF([.I24]&gt;=0.7;IF([.I24]&gt;0.8;IF([.I24]&gt;0.9;10;15);18);24);&quot;to low&quot;) - [.D24]" office:value-type="float" office:value="6" calcext:value-type="float">
            <text:p>6</text:p>
          </table:table-cell>
          <table:table-cell table:style-name="ce21" table:formula="of:=IF([.J24]&gt;=0.55;IF([.J24]&gt;=0.7;IF([.J24]&gt;0.8;IF([.J24]&gt;0.9;10;15);18);24);&quot;to low&quot;) - [.E24]" office:value-type="float" office:value="0" calcext:value-type="float">
            <text:p>0</text:p>
          </table:table-cell>
          <table:table-cell table:style-name="ce21" table:formula="of:=IF([.K24]&gt;=0.55;IF([.K24]&gt;=0.7;IF([.K24]&gt;0.8;IF([.K24]&gt;0.9;10;15);18);24);&quot;to low&quot;) - [.F24]" office:value-type="float" office:value="9" calcext:value-type="float">
            <text:p>9</text:p>
          </table:table-cell>
          <table:table-cell table:style-name="ce21" table:formula="of:=IF([.L24]&gt;=0.55;IF([.L24]&gt;=0.7;IF([.L24]&gt;0.8;IF([.L24]&gt;0.9;10;15);18);24);&quot;to low&quot;) - [.G24]" office:value-type="float" office:value="9" calcext:value-type="float">
            <text:p>9</text:p>
          </table:table-cell>
          <table:table-cell/>
          <table:table-cell table:style-name="ce22" table:formula="of:=[.I24]/COM.MICROSOFT.SWITCH([.N24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24]/COM.MICROSOFT.SWITCH([.O24];[.$AD$43];[.$AE$43];[.$AD$44];[.$AE$44];[.$AD$45];[.$AE$45];[.$AD$46];[.$AE$46];[.$AD$47];[.$AE$47];[.$AD$48];[.$AE$48];[.$AD$49];[.$AE$49];[.$AD$50];[.$AE$50];[.$AD$51];[.$AE$51];[.$AD$52];[.$AE$52])" office:value-type="float" office:value="0.870967741935484" calcext:value-type="float">
            <text:p>0.87</text:p>
          </table:table-cell>
          <table:table-cell table:style-name="ce22" table:formula="of:=[.K24]/COM.MICROSOFT.SWITCH([.P24];[.$AD$43];[.$AE$43];[.$AD$44];[.$AE$44];[.$AD$45];[.$AE$45];[.$AD$46];[.$AE$46];[.$AD$47];[.$AE$47];[.$AD$48];[.$AE$48];[.$AD$49];[.$AE$49];[.$AD$50];[.$AE$50];[.$AD$51];[.$AE$51];[.$AD$52];[.$AE$52])" office:value-type="float" office:value="0.795698924731183" calcext:value-type="float">
            <text:p>0.80</text:p>
          </table:table-cell>
          <table:table-cell table:style-name="ce23" table:formula="of:=[.L24]/COM.MICROSOFT.SWITCH([.Q24];[.$AD$43];[.$AE$43];[.$AD$44];[.$AE$44];[.$AD$45];[.$AE$45];[.$AD$46];[.$AE$46];[.$AD$47];[.$AE$47];[.$AD$48];[.$AE$48];[.$AD$49];[.$AE$49];[.$AD$50];[.$AE$50];[.$AD$51];[.$AE$51];[.$AD$52];[.$AE$52])" office:value-type="float" office:value="0.956989247311828" calcext:value-type="float">
            <text:p>0.96</text:p>
          </table:table-cell>
          <table:table-cell/>
          <table:table-cell table:style-name="ce22" table:formula="of:=[.$AM24]*[.I24]" office:value-type="float" office:value="70.686" calcext:value-type="float">
            <text:p>70.69</text:p>
          </table:table-cell>
          <table:table-cell table:style-name="ce22" table:formula="of:=[.$AM24]*[.J24]" office:value-type="float" office:value="74.358" calcext:value-type="float">
            <text:p>74.36</text:p>
          </table:table-cell>
          <table:table-cell table:style-name="ce22" table:formula="of:=[.$AM24]*[.K24]" office:value-type="float" office:value="67.932" calcext:value-type="float">
            <text:p>67.93</text:p>
          </table:table-cell>
          <table:table-cell table:style-name="ce22" table:formula="of:=[.$AM24]*[.L24]" office:value-type="float" office:value="81.702" calcext:value-type="float">
            <text:p>81.70</text:p>
          </table:table-cell>
          <table:table-cell/>
          <table:table-cell table:style-name="ce27" table:formula="of:=0.9*[.AM25]" office:value-type="float" office:value="91.8" calcext:value-type="float">
            <text:p>91.8</text:p>
          </table:table-cell>
          <table:table-cell table:style-name="ce35" office:value-type="string" calcext:value-type="string">
            <text:p>Snatch 3er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5]/COM.MICROSOFT.SWITCH([.N25];[.$AD$43];[.$AE$43];[.$AD$44];[.$AE$44];[.$AD$45];[.$AE$45];[.$AD$46];[.$AE$46];[.$AD$47];[.$AE$47];[.$AD$48];[.$AE$48];[.$AD$49];[.$AE$49];[.$AD$50];[.$AE$50];[.$AD$51];[.$AE$51];[.$AD$52];[.$AE$52])" office:value-type="float" office:value="0.822916666666667" calcext:value-type="float">
            <text:p>0.82</text:p>
          </table:table-cell>
          <table:table-cell table:style-name="ce22" table:formula="of:=[.J25]/COM.MICROSOFT.SWITCH([.O25];[.$AD$43];[.$AE$43];[.$AD$44];[.$AE$44];[.$AD$45];[.$AE$45];[.$AD$46];[.$AE$46];[.$AD$47];[.$AE$47];[.$AD$48];[.$AE$48];[.$AD$49];[.$AE$49];[.$AD$50];[.$AE$50];[.$AD$51];[.$AE$51];[.$AD$52];[.$AE$52])" office:value-type="float" office:value="0.864583333333333" calcext:value-type="float">
            <text:p>0.86</text:p>
          </table:table-cell>
          <table:table-cell table:style-name="ce22" table:formula="of:=[.K25]/COM.MICROSOFT.SWITCH([.P25];[.$AD$43];[.$AE$43];[.$AD$44];[.$AE$44];[.$AD$45];[.$AE$45];[.$AD$46];[.$AE$46];[.$AD$47];[.$AE$47];[.$AD$48];[.$AE$48];[.$AD$49];[.$AE$49];[.$AD$50];[.$AE$50];[.$AD$51];[.$AE$51];[.$AD$52];[.$AE$52])" office:value-type="float" office:value="0.791666666666667" calcext:value-type="float">
            <text:p>0.79</text:p>
          </table:table-cell>
          <table:table-cell table:style-name="ce23" table:formula="of:=[.L25]/COM.MICROSOFT.SWITCH([.Q25];[.$AD$43];[.$AE$43];[.$AD$44];[.$AE$44];[.$AD$45];[.$AE$45];[.$AD$46];[.$AE$46];[.$AD$47];[.$AE$47];[.$AD$48];[.$AE$48];[.$AD$49];[.$AE$49];[.$AD$50];[.$AE$50];[.$AD$51];[.$AE$51];[.$AD$52];[.$AE$52])" office:value-type="float" office:value="0.947916666666667" calcext:value-type="float">
            <text:p>0.95</text:p>
          </table:table-cell>
          <table:table-cell/>
          <table:table-cell table:style-name="ce22" table:formula="of:=[.$AM25]*[.I25]" office:value-type="float" office:value="80.58" calcext:value-type="float">
            <text:p>80.58</text:p>
          </table:table-cell>
          <table:table-cell table:style-name="ce22" table:formula="of:=[.$AM25]*[.J25]" office:value-type="float" office:value="84.66" calcext:value-type="float">
            <text:p>84.66</text:p>
          </table:table-cell>
          <table:table-cell table:style-name="ce22" table:formula="of:=[.$AM25]*[.K25]" office:value-type="float" office:value="77.52" calcext:value-type="float">
            <text:p>77.52</text:p>
          </table:table-cell>
          <table:table-cell table:style-name="ce22" table:formula="of:=[.$AM25]*[.L25]" office:value-type="float" office:value="92.82" calcext:value-type="float">
            <text:p>92.8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36" office:value-type="string" calcext:value-type="string">
            <text:p>Snatch 2er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8]/[.N28]" office:value-type="float" office:value="3" calcext:value-type="float">
            <text:p>3</text:p>
          </table:table-cell>
          <table:table-cell table:formula="of:=[.E28]/[.O28]" office:value-type="float" office:value="3" calcext:value-type="float">
            <text:p>3</text:p>
          </table:table-cell>
          <table:table-cell table:formula="of:=[.F28]/[.P28]" office:value-type="float" office:value="3" calcext:value-type="float">
            <text:p>3</text:p>
          </table:table-cell>
          <table:table-cell table:formula="of:=[.G28]/[.Q28]" office:value-type="float" office:value="3" calcext:value-type="float">
            <text:p>3</text:p>
          </table:table-cell>
          <table:table-cell/>
          <table:table-cell table:formula="of:=IF([.I28]&gt;=0.55;IF([.I28]&gt;=0.7;IF([.I28]&gt;0.8;IF([.I28]&gt;0.9;10;15);18);24);&quot;to low&quot;) - [.D28]" office:value-type="float" office:value="-6" calcext:value-type="float">
            <text:p>-6</text:p>
          </table:table-cell>
          <table:table-cell table:formula="of:=IF([.J28]&gt;=0.55;IF([.J28]&gt;=0.7;IF([.J28]&gt;0.8;IF([.J28]&gt;0.9;10;15);18);24);&quot;to low&quot;) - [.E28]" office:value-type="float" office:value="-6" calcext:value-type="float">
            <text:p>-6</text:p>
          </table:table-cell>
          <table:table-cell table:formula="of:=IF([.K28]&gt;=0.55;IF([.K28]&gt;=0.7;IF([.K28]&gt;0.8;IF([.K28]&gt;0.9;10;15);18);24);&quot;to low&quot;) - [.F28]" office:value-type="float" office:value="-6" calcext:value-type="float">
            <text:p>-6</text:p>
          </table:table-cell>
          <table:table-cell table:formula="of:=IF([.L28]&gt;=0.55;IF([.L28]&gt;=0.7;IF([.L28]&gt;0.8;IF([.L28]&gt;0.9;10;15);18);24);&quot;to low&quot;) - [.G28]" office:value-type="float" office:value="-6" calcext:value-type="float">
            <text:p>-6</text:p>
          </table:table-cell>
          <table:table-cell/>
          <table:table-cell table:style-name="ce22" table:formula="of:=[.I28]/COM.MICROSOFT.SWITCH([.N28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J28]/COM.MICROSOFT.SWITCH([.O28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K28]/COM.MICROSOFT.SWITCH([.P28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L28]/COM.MICROSOFT.SWITCH([.Q28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/>
          <table:table-cell table:style-name="ce22" table:formula="of:=[.$AM28]*[.I28]" office:value-type="float" office:value="105" calcext:value-type="float">
            <text:p>105.00</text:p>
          </table:table-cell>
          <table:table-cell table:style-name="ce22" table:formula="of:=[.$AM28]*[.J28]" office:value-type="float" office:value="105" calcext:value-type="float">
            <text:p>105.00</text:p>
          </table:table-cell>
          <table:table-cell table:style-name="ce22" table:formula="of:=[.$AM28]*[.K28]" office:value-type="float" office:value="105" calcext:value-type="float">
            <text:p>105.00</text:p>
          </table:table-cell>
          <table:table-cell table:style-name="ce22" table:formula="of:=[.$AM28]*[.L28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1]/[.N31]" office:value-type="float" office:value="4" calcext:value-type="float">
            <text:p>4</text:p>
          </table:table-cell>
          <table:table-cell table:formula="of:=[.E31]/[.O31]" office:value-type="float" office:value="4" calcext:value-type="float">
            <text:p>4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2" calcext:value-type="float">
            <text:p>2</text:p>
          </table:table-cell>
          <table:table-cell/>
          <table:table-cell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/>
          <table:table-cell table:style-name="ce22" table:formula="of:=[.I31]/COM.MICROSOFT.SWITCH([.N31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 table:style-name="ce22" table:formula="of:=[.J31]/COM.MICROSOFT.SWITCH([.O31];[.$AD$43];[.$AE$43];[.$AD$44];[.$AE$44];[.$AD$45];[.$AE$45];[.$AD$46];[.$AE$46];[.$AD$47];[.$AE$47];[.$AD$48];[.$AE$48];[.$AD$49];[.$AE$49];[.$AD$50];[.$AE$50];[.$AD$51];[.$AE$51];[.$AD$52];[.$AE$52])" office:value-type="float" office:value="0.811111111111111" calcext:value-type="float">
            <text:p>0.81</text:p>
          </table:table-cell>
          <table:table-cell table:style-name="ce22" table:formula="of:=[.K31]/COM.MICROSOFT.SWITCH([.P31];[.$AD$43];[.$AE$43];[.$AD$44];[.$AE$44];[.$AD$45];[.$AE$45];[.$AD$46];[.$AE$46];[.$AD$47];[.$AE$47];[.$AD$48];[.$AE$48];[.$AD$49];[.$AE$49];[.$AD$50];[.$AE$50];[.$AD$51];[.$AE$51];[.$AD$52];[.$AE$52])" office:value-type="float" office:value="0.855555555555556" calcext:value-type="float">
            <text:p>0.86</text:p>
          </table:table-cell>
          <table:table-cell table:style-name="ce22" table:formula="of:=[.L31]/COM.MICROSOFT.SWITCH([.Q31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31]*[.I31]" office:value-type="float" office:value="89.25" calcext:value-type="float">
            <text:p>89.25</text:p>
          </table:table-cell>
          <table:table-cell table:style-name="ce22" table:formula="of:=[.$AM31]*[.J31]" office:value-type="float" office:value="93.075" calcext:value-type="float">
            <text:p>93.08</text:p>
          </table:table-cell>
          <table:table-cell table:style-name="ce22" table:formula="of:=[.$AM31]*[.K31]" office:value-type="float" office:value="98.175" calcext:value-type="float">
            <text:p>98.18</text:p>
          </table:table-cell>
          <table:table-cell table:style-name="ce22" table:formula="of:=[.$AM31]*[.L31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4" calcext:value-type="float">
            <text:p>4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 - [.D32]" office:value-type="float" office:value="-2" calcext:value-type="float">
            <text:p>-2</text:p>
          </table:table-cell>
          <table:table-cell table:formula="of:=IF([.J32]&gt;=0.55;IF([.J32]&gt;=0.7;IF([.J32]&gt;0.8;IF([.J32]&gt;0.9;10;15);18);24);&quot;to low&quot;) - [.E32]" office:value-type="float" office:value="2" calcext:value-type="float">
            <text:p>2</text:p>
          </table:table-cell>
          <table:table-cell table:formula="of:=IF([.K32]&gt;=0.55;IF([.K32]&gt;=0.7;IF([.K32]&gt;0.8;IF([.K32]&gt;0.9;10;15);18);24);&quot;to low&quot;) - [.F32]" office:value-type="float" office:value="6" calcext:value-type="float">
            <text:p>6</text:p>
          </table:table-cell>
          <table:table-cell table:formula="of:=IF([.L32]&gt;=0.55;IF([.L32]&gt;=0.7;IF([.L32]&gt;0.8;IF([.L32]&gt;0.9;10;15);18);24);&quot;to low&quot;) - [.G32]" office:value-type="float" office:value="10" calcext:value-type="float">
            <text:p>10</text:p>
          </table:table-cell>
          <table:table-cell/>
          <table:table-cell table:style-name="ce22" table:formula="of:=[.I32]/COM.MICROSOFT.SWITCH([.N32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 table:style-name="ce22" table:formula="of:=[.J32]/COM.MICROSOFT.SWITCH([.O32];[.$AD$43];[.$AE$43];[.$AD$44];[.$AE$44];[.$AD$45];[.$AE$45];[.$AD$46];[.$AE$46];[.$AD$47];[.$AE$47];[.$AD$48];[.$AE$48];[.$AD$49];[.$AE$49];[.$AD$50];[.$AE$50];[.$AD$51];[.$AE$51];[.$AD$52];[.$AE$52])" office:value-type="float" office:value="0.811111111111111" calcext:value-type="float">
            <text:p>0.81</text:p>
          </table:table-cell>
          <table:table-cell table:style-name="ce22" table:formula="of:=[.K32]/COM.MICROSOFT.SWITCH([.P32];[.$AD$43];[.$AE$43];[.$AD$44];[.$AE$44];[.$AD$45];[.$AE$45];[.$AD$46];[.$AE$46];[.$AD$47];[.$AE$47];[.$AD$48];[.$AE$48];[.$AD$49];[.$AE$49];[.$AD$50];[.$AE$50];[.$AD$51];[.$AE$51];[.$AD$52];[.$AE$52])" office:value-type="float" office:value="0.855555555555556" calcext:value-type="float">
            <text:p>0.86</text:p>
          </table:table-cell>
          <table:table-cell table:style-name="ce22" table:formula="of:=[.L32]/COM.MICROSOFT.SWITCH([.Q32];[.$AD$43];[.$AE$43];[.$AD$44];[.$AE$44];[.$AD$45];[.$AE$45];[.$AD$46];[.$AE$46];[.$AD$47];[.$AE$47];[.$AD$48];[.$AE$48];[.$AD$49];[.$AE$49];[.$AD$50];[.$AE$50];[.$AD$51];[.$AE$51];[.$AD$52];[.$AE$52])" office:value-type="float" office:value="0.777777777777778" calcext:value-type="float">
            <text:p>0.78</text:p>
          </table:table-cell>
          <table:table-cell/>
          <table:table-cell table:style-name="ce22" table:formula="of:=[.$AM32]*[.I32]" office:value-type="float" office:value="68.25" calcext:value-type="float">
            <text:p>68.25</text:p>
          </table:table-cell>
          <table:table-cell table:style-name="ce22" table:formula="of:=[.$AM32]*[.J32]" office:value-type="float" office:value="71.175" calcext:value-type="float">
            <text:p>71.18</text:p>
          </table:table-cell>
          <table:table-cell table:style-name="ce22" table:formula="of:=[.$AM32]*[.K32]" office:value-type="float" office:value="75.075" calcext:value-type="float">
            <text:p>75.08</text:p>
          </table:table-cell>
          <table:table-cell table:style-name="ce22" table:formula="of:=[.$AM32]*[.L32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7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4]/[.N34]" office:value-type="float" office:value="3" calcext:value-type="float">
            <text:p>3</text:p>
          </table:table-cell>
          <table:table-cell table:formula="of:=[.E34]/[.O34]" office:value-type="float" office:value="3" calcext:value-type="float">
            <text:p>3</text:p>
          </table:table-cell>
          <table:table-cell table:formula="of:=[.F34]/[.P34]" office:value-type="float" office:value="3" calcext:value-type="float">
            <text:p>3</text:p>
          </table:table-cell>
          <table:table-cell table:formula="of:=[.G34]/[.Q34]" office:value-type="float" office:value="3" calcext:value-type="float">
            <text:p>3</text:p>
          </table:table-cell>
          <table:table-cell/>
          <table:table-cell table:formula="of:=IF([.I34]&gt;=0.55;IF([.I34]&gt;=0.7;IF([.I34]&gt;0.8;IF([.I34]&gt;0.9;10;15);18);24);&quot;to low&quot;) - [.D34]" office:value-type="float" office:value="-6" calcext:value-type="float">
            <text:p>-6</text:p>
          </table:table-cell>
          <table:table-cell table:formula="of:=IF([.J34]&gt;=0.55;IF([.J34]&gt;=0.7;IF([.J34]&gt;0.8;IF([.J34]&gt;0.9;10;15);18);24);&quot;to low&quot;) - [.E34]" office:value-type="float" office:value="-6" calcext:value-type="float">
            <text:p>-6</text:p>
          </table:table-cell>
          <table:table-cell table:formula="of:=IF([.K34]&gt;=0.55;IF([.K34]&gt;=0.7;IF([.K34]&gt;0.8;IF([.K34]&gt;0.9;10;15);18);24);&quot;to low&quot;) - [.F34]" office:value-type="float" office:value="-6" calcext:value-type="float">
            <text:p>-6</text:p>
          </table:table-cell>
          <table:table-cell table:formula="of:=IF([.L34]&gt;=0.55;IF([.L34]&gt;=0.7;IF([.L34]&gt;0.8;IF([.L34]&gt;0.9;10;15);18);24);&quot;to low&quot;) - [.G34]" office:value-type="float" office:value="-6" calcext:value-type="float">
            <text:p>-6</text:p>
          </table:table-cell>
          <table:table-cell/>
          <table:table-cell table:style-name="ce22" table:formula="of:=[.I34]/COM.MICROSOFT.SWITCH([.N34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J34]/COM.MICROSOFT.SWITCH([.O34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K34]/COM.MICROSOFT.SWITCH([.P34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 table:style-name="ce22" table:formula="of:=[.L34]/COM.MICROSOFT.SWITCH([.Q34];[.$AD$43];[.$AE$43];[.$AD$44];[.$AE$44];[.$AD$45];[.$AE$45];[.$AD$46];[.$AE$46];[.$AD$47];[.$AE$47];[.$AD$48];[.$AE$48];[.$AD$49];[.$AE$49];[.$AD$50];[.$AE$50];[.$AD$51];[.$AE$51];[.$AD$52];[.$AE$52])" office:value-type="float" office:value="0.779220779220779" calcext:value-type="float">
            <text:p>0.78</text:p>
          </table:table-cell>
          <table:table-cell/>
          <table:table-cell table:style-name="ce22" table:formula="of:=[.$AM34]*[.I34]" office:value-type="float" office:value="100.8" calcext:value-type="float">
            <text:p>100.80</text:p>
          </table:table-cell>
          <table:table-cell table:style-name="ce22" table:formula="of:=[.$AM34]*[.J34]" office:value-type="float" office:value="100.8" calcext:value-type="float">
            <text:p>100.80</text:p>
          </table:table-cell>
          <table:table-cell table:style-name="ce22" table:formula="of:=[.$AM34]*[.K34]" office:value-type="float" office:value="100.8" calcext:value-type="float">
            <text:p>100.80</text:p>
          </table:table-cell>
          <table:table-cell table:style-name="ce22" table:formula="of:=[.$AM34]*[.L34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8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5]/[.N35]" office:value-type="float" office:value="4" calcext:value-type="float">
            <text:p>4</text:p>
          </table:table-cell>
          <table:table-cell table:formula="of:=[.E35]/[.O35]" office:value-type="float" office:value="5" calcext:value-type="float">
            <text:p>5</text:p>
          </table:table-cell>
          <table:table-cell table:formula="of:=[.F35]/[.P35]" office:value-type="float" office:value="3" calcext:value-type="float">
            <text:p>3</text:p>
          </table:table-cell>
          <table:table-cell table:formula="of:=[.G35]/[.Q35]" office:value-type="float" office:value="3" calcext:value-type="float">
            <text:p>3</text:p>
          </table:table-cell>
          <table:table-cell/>
          <table:table-cell table:style-name="ce21" table:formula="of:=IF([.I35]&gt;=0.55;IF([.I35]&gt;=0.7;IF([.I35]&gt;0.8;IF([.I35]&gt;0.9;10;15);18);24);&quot;to low&quot;) - [.D35]" office:value-type="float" office:value="6" calcext:value-type="float">
            <text:p>6</text:p>
          </table:table-cell>
          <table:table-cell table:style-name="ce21" table:formula="of:=IF([.J35]&gt;=0.55;IF([.J35]&gt;=0.7;IF([.J35]&gt;0.8;IF([.J35]&gt;0.9;10;15);18);24);&quot;to low&quot;) - [.E35]" office:value-type="float" office:value="0" calcext:value-type="float">
            <text:p>0</text:p>
          </table:table-cell>
          <table:table-cell table:style-name="ce21" table:formula="of:=IF([.K35]&gt;=0.55;IF([.K35]&gt;=0.7;IF([.K35]&gt;0.8;IF([.K35]&gt;0.9;10;15);18);24);&quot;to low&quot;) - [.F35]" office:value-type="float" office:value="9" calcext:value-type="float">
            <text:p>9</text:p>
          </table:table-cell>
          <table:table-cell table:style-name="ce21" table:formula="of:=IF([.L35]&gt;=0.55;IF([.L35]&gt;=0.7;IF([.L35]&gt;0.8;IF([.L35]&gt;0.9;10;15);18);24);&quot;to low&quot;) - [.G35]" office:value-type="float" office:value="9" calcext:value-type="float">
            <text:p>9</text:p>
          </table:table-cell>
          <table:table-cell/>
          <table:table-cell table:style-name="ce22" table:formula="of:=[.I35]/COM.MICROSOFT.SWITCH([.N35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35]/COM.MICROSOFT.SWITCH([.O35];[.$AD$43];[.$AE$43];[.$AD$44];[.$AE$44];[.$AD$45];[.$AE$45];[.$AD$46];[.$AE$46];[.$AD$47];[.$AE$47];[.$AD$48];[.$AE$48];[.$AD$49];[.$AE$49];[.$AD$50];[.$AE$50];[.$AD$51];[.$AE$51];[.$AD$52];[.$AE$52])" office:value-type="float" office:value="0.870967741935484" calcext:value-type="float">
            <text:p>0.87</text:p>
          </table:table-cell>
          <table:table-cell table:style-name="ce22" table:formula="of:=[.K35]/COM.MICROSOFT.SWITCH([.P35];[.$AD$43];[.$AE$43];[.$AD$44];[.$AE$44];[.$AD$45];[.$AE$45];[.$AD$46];[.$AE$46];[.$AD$47];[.$AE$47];[.$AD$48];[.$AE$48];[.$AD$49];[.$AE$49];[.$AD$50];[.$AE$50];[.$AD$51];[.$AE$51];[.$AD$52];[.$AE$52])" office:value-type="float" office:value="0.795698924731183" calcext:value-type="float">
            <text:p>0.80</text:p>
          </table:table-cell>
          <table:table-cell table:style-name="ce23" table:formula="of:=[.L35]/COM.MICROSOFT.SWITCH([.Q35];[.$AD$43];[.$AE$43];[.$AD$44];[.$AE$44];[.$AD$45];[.$AE$45];[.$AD$46];[.$AE$46];[.$AD$47];[.$AE$47];[.$AD$48];[.$AE$48];[.$AD$49];[.$AE$49];[.$AD$50];[.$AE$50];[.$AD$51];[.$AE$51];[.$AD$52];[.$AE$52])" office:value-type="float" office:value="0.927083333333333" calcext:value-type="float">
            <text:p>0.93</text:p>
          </table:table-cell>
          <table:table-cell/>
          <table:table-cell table:style-name="ce22" table:formula="of:=[.$AM35]*[.I35]" office:value-type="float" office:value="102.025" calcext:value-type="float">
            <text:p>102.03</text:p>
          </table:table-cell>
          <table:table-cell table:style-name="ce22" table:formula="of:=[.$AM35]*[.J35]" office:value-type="float" office:value="107.325" calcext:value-type="float">
            <text:p>107.33</text:p>
          </table:table-cell>
          <table:table-cell table:style-name="ce22" table:formula="of:=[.$AM35]*[.K35]" office:value-type="float" office:value="98.05" calcext:value-type="float">
            <text:p>98.05</text:p>
          </table:table-cell>
          <table:table-cell table:style-name="ce25" table:formula="of:=[.$AM35]*[.L35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9]&gt;=0.55;IF([.I39]&gt;=0.7;IF([.I39]&gt;0.8;IF([.I39]&gt;0.9;10;15);18);24);&quot;to low&quot;) - [.D39]" office:value-type="float" office:value="0" calcext:value-type="float">
            <text:p>0</text:p>
          </table:table-cell>
          <table:table-cell table:formula="of:=IF([.J39]&gt;=0.55;IF([.J39]&gt;=0.7;IF([.J39]&gt;0.8;IF([.J39]&gt;0.9;10;15);18);24);&quot;to low&quot;) - [.E39]" office:value-type="float" office:value="4" calcext:value-type="float">
            <text:p>4</text:p>
          </table:table-cell>
          <table:table-cell table:formula="of:=IF([.K39]&gt;=0.55;IF([.K39]&gt;=0.7;IF([.K39]&gt;0.8;IF([.K39]&gt;0.9;10;15);18);24);&quot;to low&quot;) - [.F39]" office:value-type="float" office:value="-12" calcext:value-type="float">
            <text:p>-12</text:p>
          </table:table-cell>
          <table:table-cell table:formula="of:=IF([.L39]&gt;=0.55;IF([.L39]&gt;=0.7;IF([.L39]&gt;0.8;IF([.L39]&gt;0.9;10;15);18);24);&quot;to low&quot;) - [.G39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5]/[.N55]" office:value-type="float" office:value="6" calcext:value-type="float">
            <text:p>6</text:p>
          </table:table-cell>
          <table:table-cell table:formula="of:=[.E55]/[.O55]" office:value-type="float" office:value="5" calcext:value-type="float">
            <text:p>5</text:p>
          </table:table-cell>
          <table:table-cell table:formula="of:=[.F55]/[.P55]" office:value-type="float" office:value="4" calcext:value-type="float">
            <text:p>4</text:p>
          </table:table-cell>
          <table:table-cell table:formula="of:=[.G55]/[.Q55]" office:value-type="float" office:value="4" calcext:value-type="float">
            <text:p>4</text:p>
          </table:table-cell>
          <table:table-cell/>
          <table:table-cell table:formula="of:=IF([.I55]&gt;=0.55;IF([.I55]&gt;=0.7;IF([.I55]&gt;0.8;IF([.I55]&gt;0.9;10;15);18);24);&quot;to low&quot;) - [.D55]" office:value-type="float" office:value="-12" calcext:value-type="float">
            <text:p>-12</text:p>
          </table:table-cell>
          <table:table-cell table:formula="of:=IF([.J55]&gt;=0.55;IF([.J55]&gt;=0.7;IF([.J55]&gt;0.8;IF([.J55]&gt;0.9;10;15);18);24);&quot;to low&quot;) - [.E55]" office:value-type="float" office:value="-7" calcext:value-type="float">
            <text:p>-7</text:p>
          </table:table-cell>
          <table:table-cell table:formula="of:=IF([.K55]&gt;=0.55;IF([.K55]&gt;=0.7;IF([.K55]&gt;0.8;IF([.K55]&gt;0.9;10;15);18);24);&quot;to low&quot;) - [.F55]" office:value-type="float" office:value="-5" calcext:value-type="float">
            <text:p>-5</text:p>
          </table:table-cell>
          <table:table-cell table:formula="of:=IF([.L55]&gt;=0.55;IF([.L55]&gt;=0.7;IF([.L55]&gt;0.8;IF([.L55]&gt;0.9;10;15);18);24);&quot;to low&quot;) - [.G55]" office:value-type="float" office:value="-2" calcext:value-type="float">
            <text:p>-2</text:p>
          </table:table-cell>
          <table:table-cell/>
          <table:table-cell table:style-name="ce22" table:formula="of:=[.I55]/COM.MICROSOFT.SWITCH([.N55];[.$AD$43];[.$AE$43];[.$AD$44];[.$AE$44];[.$AD$45];[.$AE$45];[.$AD$46];[.$AE$46];[.$AD$47];[.$AE$47];[.$AD$48];[.$AE$48];[.$AD$49];[.$AE$49];[.$AD$50];[.$AE$50];[.$AD$51];[.$AE$51];[.$AD$52];[.$AE$52])" office:value-type="float" office:value="0.852272727272727" calcext:value-type="float">
            <text:p>0.85</text:p>
          </table:table-cell>
          <table:table-cell table:style-name="ce22" table:formula="of:=[.J55]/COM.MICROSOFT.SWITCH([.O55];[.$AD$43];[.$AE$43];[.$AD$44];[.$AE$44];[.$AD$45];[.$AE$45];[.$AD$46];[.$AE$46];[.$AD$47];[.$AE$47];[.$AD$48];[.$AE$48];[.$AD$49];[.$AE$49];[.$AD$50];[.$AE$50];[.$AD$51];[.$AE$51];[.$AD$52];[.$AE$52])" office:value-type="float" office:value="0.909090909090909" calcext:value-type="float">
            <text:p>0.91</text:p>
          </table:table-cell>
          <table:table-cell table:style-name="ce23" table:formula="of:=[.K55]/COM.MICROSOFT.SWITCH([.P55];[.$AD$43];[.$AE$43];[.$AD$44];[.$AE$44];[.$AD$45];[.$AE$45];[.$AD$46];[.$AE$46];[.$AD$47];[.$AE$47];[.$AD$48];[.$AE$48];[.$AD$49];[.$AE$49];[.$AD$50];[.$AE$50];[.$AD$51];[.$AE$51];[.$AD$52];[.$AE$52])" office:value-type="float" office:value="0.965909090909091" calcext:value-type="float">
            <text:p>0.97</text:p>
          </table:table-cell>
          <table:table-cell table:style-name="ce22" table:formula="of:=[.L55]/COM.MICROSOFT.SWITCH([.Q55];[.$AD$43];[.$AE$43];[.$AD$44];[.$AE$44];[.$AD$45];[.$AE$45];[.$AD$46];[.$AE$46];[.$AD$47];[.$AE$47];[.$AD$48];[.$AE$48];[.$AD$49];[.$AE$49];[.$AD$50];[.$AE$50];[.$AD$51];[.$AE$51];[.$AD$52];[.$AE$52])" office:value-type="float" office:value="0.795454545454546" calcext:value-type="float">
            <text:p>0.80</text:p>
          </table:table-cell>
          <table:table-cell/>
          <table:table-cell table:style-name="ce22" table:formula="of:=[.$AM55]*[.I55]" office:value-type="float" office:value="0" calcext:value-type="float">
            <text:p>0.00</text:p>
          </table:table-cell>
          <table:table-cell table:style-name="ce22" table:formula="of:=[.$AM55]*[.J55]" office:value-type="float" office:value="0" calcext:value-type="float">
            <text:p>0.00</text:p>
          </table:table-cell>
          <table:table-cell table:style-name="ce22" table:formula="of:=[.$AM55]*[.K55]" office:value-type="float" office:value="0" calcext:value-type="float">
            <text:p>0.00</text:p>
          </table:table-cell>
          <table:table-cell table:style-name="ce22" table:formula="of:=[.$AM55]*[.L55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1" office:value-type="string" calcext:value-type="string">
            <text:p>DAY 1</text:p>
          </table:table-cell>
          <table:table-cell table:style-name="ce41" office:value-type="string" calcext:value-type="string">
            <text:p>Day 2</text:p>
          </table:table-cell>
          <table:table-cell table:style-name="ce41" office:value-type="string" calcext:value-type="string">
            <text:p>Day 3</text:p>
          </table:table-cell>
          <table:table-cell table:style-name="ce41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table:style-name="ce56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1" office:value-type="string" calcext:value-type="string">
            <text:p>SA</text:p>
          </table:table-cell>
          <table:table-cell table:style-name="ce41" office:value-type="string" calcext:value-type="string">
            <text:p>SU</text:p>
          </table:table-cell>
          <table:table-cell table:style-name="ce41" office:value-type="string" calcext:value-type="string">
            <text:p>MO</text:p>
          </table:table-cell>
          <table:table-cell table:style-name="ce41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6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number-columns-repeated="7" table:style-name="ce42" office:value-type="string" calcext:value-type="string">
            <text:p>Volley Koordi/Poly</text:p>
          </table:table-cell>
          <table:table-cell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2" table:number-columns-repeated="2"/>
          <table:table-cell/>
          <table:table-cell table:style-name="ce51"/>
          <table:table-cell table:style-name="ce42" office:value-type="string" calcext:value-type="string">
            <text:p>Jump Run/Stand </text:p>
          </table:table-cell>
          <table:table-cell table:style-name="ce42" office:value-type="string" calcext:value-type="string">
            <text:p>Jump Run and Stand low x5</text:p>
          </table:table-cell>
          <table:table-cell table:style-name="ce57"/>
          <table:table-cell table:number-columns-repeated="16"/>
        </table:table-row>
        <table:table-row table:style-name="ro1">
          <table:table-cell table:number-columns-repeated="2"/>
          <table:table-cell table:style-name="ce42" table:number-columns-repeated="4"/>
          <table:table-cell table:number-columns-repeated="2" table:style-name="ce54" office:value-type="string" calcext:value-type="string">
            <text:p>Power</text:p>
          </table:table-cell>
          <table:table-cell table:style-name="ce57"/>
          <table:table-cell table:number-columns-repeated="16"/>
        </table:table-row>
        <table:table-row table:style-name="ro1">
          <table:table-cell table:number-columns-repeated="2"/>
          <table:table-cell table:style-name="ce43" office:value-type="string" calcext:value-type="string">
            <text:p>warm muscle</text:p>
          </table:table-cell>
          <table:table-cell table:number-columns-repeated="2"/>
          <table:table-cell table:style-name="ce43" office:value-type="string" calcext:value-type="string">
            <text:p>warm muscle</text:p>
          </table:table-cell>
          <table:table-cell table:style-name="ce43" table:number-columns-repeated="2"/>
          <table:table-cell table:style-name="ce58"/>
          <table:table-cell table:number-columns-repeated="16"/>
        </table:table-row>
        <table:table-row table:style-name="ro1">
          <table:table-cell table:number-columns-repeated="2"/>
          <table:table-cell table:style-name="ce44" office:value-type="string" calcext:value-type="string">
            <text:p>Clean 3er</text:p>
          </table:table-cell>
          <table:table-cell table:style-name="ce39" office:value-type="string" calcext:value-type="string">
            <text:p>Snatch 2er</text:p>
          </table:table-cell>
          <table:table-cell table:style-name="ce39" office:value-type="string" calcext:value-type="string">
            <text:p>SLDL</text:p>
          </table:table-cell>
          <table:table-cell table:style-name="ce39" office:value-type="string" calcext:value-type="string">
            <text:p>Snatch 3er </text:p>
          </table:table-cell>
          <table:table-cell table:style-name="ce39" office:value-type="string" calcext:value-type="string">
            <text:p>Clean 2er</text:p>
          </table:table-cell>
          <table:table-cell table:style-name="ce39" office:value-type="string" calcext:value-type="string">
            <text:p>Clean &amp; Jerk</text:p>
          </table:table-cell>
          <table:table-cell table:style-name="ce39"/>
          <table:table-cell table:number-columns-repeated="2"/>
          <table:table-cell table:style-name="ce46"/>
          <table:table-cell table:number-columns-repeated="13"/>
        </table:table-row>
        <table:table-row table:style-name="ro1">
          <table:table-cell table:number-columns-repeated="3"/>
          <table:table-cell table:style-name="ce44"/>
          <table:table-cell office:value-type="string" calcext:value-type="string">
            <text:p>paused Backdown x2</text:p>
          </table:table-cell>
          <table:table-cell table:style-name="ce44" table:number-columns-repeated="2"/>
          <table:table-cell table:style-name="ce55" office:value-type="string" calcext:value-type="string">
            <text:p>paused deadlift warm and down</text:p>
          </table:table-cell>
          <table:table-cell table:style-name="ce39"/>
          <table:table-cell table:number-columns-repeated="16"/>
        </table:table-row>
        <table:table-row table:style-name="ro1">
          <table:table-cell/>
          <table:table-cell table:style-name="ce39"/>
          <table:table-cell table:style-name="ce44"/>
          <table:table-cell/>
          <table:table-cell table:style-name="ce44" office:value-type="string" calcext:value-type="string">
            <text:p>def. Backdown x2</text:p>
          </table:table-cell>
          <table:table-cell table:style-name="ce52" office:value-type="string" calcext:value-type="string">
            <text:p>Jerk 2er</text:p>
          </table:table-cell>
          <table:table-cell table:style-name="ce44"/>
          <table:table-cell table:style-name="ce39" office:value-type="string" calcext:value-type="string">
            <text:p>Deadlift</text:p>
          </table:table-cell>
          <table:table-cell table:style-name="ce39"/>
          <table:table-cell table:number-columns-repeated="16"/>
        </table:table-row>
        <table:table-row table:style-name="ro1">
          <table:table-cell/>
          <table:table-cell table:style-name="ce39"/>
          <table:table-cell table:style-name="ce44"/>
          <table:table-cell table:style-name="ce44" office:value-type="string" calcext:value-type="string">
            <text:p>Paused Push Press</text:p>
          </table:table-cell>
          <table:table-cell table:style-name="ce44"/>
          <table:table-cell table:style-name="ce44" office:value-type="string" calcext:value-type="string">
            <text:p>Counter Right Leg move</text:p>
          </table:table-cell>
          <table:table-cell table:style-name="ce44"/>
          <table:table-cell table:style-name="ce44" office:value-type="string" calcext:value-type="string">
            <text:p>Counter Right Leg move</text:p>
          </table:table-cell>
          <table:table-cell table:style-name="ce39"/>
          <table:table-cell table:number-columns-repeated="16"/>
        </table:table-row>
        <table:table-row table:style-name="ro1">
          <table:table-cell table:number-columns-repeated="2"/>
          <table:table-cell table:style-name="ce44"/>
          <table:table-cell table:style-name="ce39" office:value-type="string" calcext:value-type="string">
            <text:p>Pressbackdown</text:p>
          </table:table-cell>
          <table:table-cell table:style-name="ce44" table:number-columns-repeated="4"/>
          <table:table-cell table:style-name="ce39" office:value-type="string" calcext:value-type="string">
            <text:p>RE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9" office:value-type="string" calcext:value-type="string">
            <text:p>Paused Frontsquat</text:p>
          </table:table-cell>
          <table:table-cell table:style-name="ce44"/>
          <table:table-cell table:style-name="ce39" office:value-type="string" calcext:value-type="string">
            <text:p>Front Squat</text:p>
          </table:table-cell>
          <table:table-cell table:style-name="ce44"/>
          <table:table-cell table:style-name="ce39" office:value-type="string" calcext:value-type="string">
            <text:p><text:s/>Back Squat</text:p>
          </table:table-cell>
          <table:table-cell table:style-name="ce44"/>
          <table:table-cell table:style-name="ce39"/>
          <table:table-cell table:number-columns-repeated="3"/>
          <table:table-cell table:style-name="ce51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39" table:number-columns-repeated="7"/>
          <table:table-cell table:number-columns-repeated="5"/>
          <table:table-cell table:style-name="ce42" office:value-type="string" calcext:value-type="string">
            <text:p>Jump Stan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9" table:number-columns-repeated="7"/>
          <table:table-cell/>
          <table:table-cell office:value-type="string" calcext:value-type="string">
            <text:p>Counter left Shoulder</text:p>
          </table:table-cell>
          <table:table-cell/>
          <table:table-cell office:value-type="string" calcext:value-type="string">
            <text:p>rosa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Defizit Downwar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9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7" table:style-name="ce45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10</text:p>
          </table:table-cell>
          <table:table-cell table:number-columns-repeated="4"/>
          <table:table-cell office:value-type="string" calcext:value-type="string">
            <text:p>Ammount of worrkeset rep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slow up</text:p>
          </table:table-cell>
          <table:table-cell table:style-name="ce46" office:value-type="string" calcext:value-type="string">
            <text:p>Paused BS 3x10</text:p>
          </table:table-cell>
          <table:table-cell table:style-name="ce46" office:value-type="string" calcext:value-type="string">
            <text:p>Paused BS 3x8</text:p>
          </table:table-cell>
          <table:table-cell table:style-name="ce46" office:value-type="string" calcext:value-type="string">
            <text:p>Paused 90 BS 3x6</text:p>
          </table:table-cell>
          <table:table-cell table:style-name="ce46" office:value-type="string" calcext:value-type="string">
            <text:p>Paused OVS 3x5</text:p>
          </table:table-cell>
          <table:table-cell table:style-name="ce46" office:value-type="string" calcext:value-type="string">
            <text:p>Paused FS 3x4</text:p>
          </table:table-cell>
          <table:table-cell table:style-name="ce46" office:value-type="string" calcext:value-type="string">
            <text:p>Paused FS 3x3</text:p>
          </table:table-cell>
          <table:table-cell table:style-name="ce59"/>
          <table:table-cell/>
          <table:table-cell table:style-name="ce46"/>
          <table:table-cell table:number-columns-repeated="2"/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</text:p>
          </table:table-cell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 with falling</text:p>
          </table:table-cell>
          <table:table-cell table:style-name="ce46" office:value-type="string" calcext:value-type="string">
            <text:p>Rack Extensions</text:p>
          </table:table-cell>
          <table:table-cell table:style-name="ce46" office:value-type="string" calcext:value-type="string">
            <text:p>Rack Extensions Straight Hip with falling</text:p>
          </table:table-cell>
          <table:table-cell table:style-name="ce59"/>
          <table:table-cell table:number-columns-repeated="4"/>
          <table:table-cell office:value-type="string" calcext:value-type="string">
            <text:p>MORE REPS</text:p>
          </table:table-cell>
          <table:table-cell table:number-columns-repeated="4"/>
          <table:table-cell office:value-type="string" calcext:value-type="string">
            <text:p>1x Paused</text:p>
          </table:table-cell>
          <table:table-cell table:formula="of:=[.T23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7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2x Paused</text:p>
          </table:table-cell>
          <table:table-cell table:formula="of:=[.T23]+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Lower ABS x5</text:p>
          </table:table-cell>
          <table:table-cell table:style-name="ce45"/>
          <table:table-cell table:style-name="ce45" office:value-type="string" calcext:value-type="string">
            <text:p>Lower ABS x5 weighted</text:p>
          </table:table-cell>
          <table:table-cell table:style-name="ce45"/>
          <table:table-cell table:style-name="ce45" office:value-type="string" calcext:value-type="string">
            <text:p>Lower ABS x5</text:p>
          </table:table-cell>
          <table:table-cell table:style-name="ce45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8" office:value-type="string" calcext:value-type="string">
            <text:p>Back extensions</text:p>
          </table:table-cell>
          <table:table-cell table:style-name="ce45"/>
          <table:table-cell table:style-name="ce48"/>
          <table:table-cell table:style-name="ce45" office:value-type="string" calcext:value-type="string">
            <text:p>Back Side Machine</text:p>
          </table:table-cell>
          <table:table-cell table:style-name="ce48" office:value-type="string" calcext:value-type="string">
            <text:p>Back extensions</text:p>
          </table:table-cell>
          <table:table-cell table:style-name="ce45" office:value-type="string" calcext:value-type="string">
            <text:p>Back Side Machine</text:p>
          </table:table-cell>
          <table:table-cell table:style-name="ce60"/>
          <table:table-cell table:number-columns-repeated="9"/>
          <table:table-cell office:value-type="string" calcext:value-type="string">
            <text:p>1x Defizit</text:p>
          </table:table-cell>
          <table:table-cell table:formula="of:=[.T23]*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style-name="ce45" office:value-type="string" calcext:value-type="string">
            <text:p>10e @ 5 kg</text:p>
          </table:table-cell>
          <table:table-cell table:style-name="ce45" table:number-columns-repeated="2"/>
          <table:table-cell table:number-columns-repeated="9"/>
          <table:table-cell office:value-type="string" calcext:value-type="string">
            <text:p>2x Defizit</text:p>
          </table:table-cell>
          <table:table-cell table:formula="of:=[.T23]*3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Squat HOLDS n 90</text:p>
          </table:table-cell>
          <table:table-cell/>
          <table:table-cell table:style-name="ce44"/>
          <table:table-cell table:number-columns-repeated="14"/>
        </table:table-row>
        <table:table-row table:style-name="ro1">
          <table:table-cell table:number-columns-repeated="2"/>
          <table:table-cell table:style-name="ce49"/>
          <table:table-cell table:number-columns-repeated="3"/>
          <table:table-cell office:value-type="string" calcext:value-type="string">
            <text:p>1 min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0" office:value-type="string" calcext:value-type="string">
            <text:p>VOLUME DECREASE according to time to competition and training</text:p>
          </table:table-cell>
          <table:table-cell table:style-name="ce50" table:number-columns-repeated="7"/>
          <table:table-cell table:number-columns-repeated="15"/>
        </table:table-row>
        <table:table-row table:style-name="ro1">
          <table:table-cell table:number-columns-repeated="2"/>
          <table:table-cell table:style-name="ce50"/>
          <table:table-cell table:style-name="ce50" office:value-type="string" calcext:value-type="string">
            <text:p>SU</text:p>
          </table:table-cell>
          <table:table-cell table:style-name="ce50" office:value-type="string" calcext:value-type="string">
            <text:p>MO</text:p>
          </table:table-cell>
          <table:table-cell table:style-name="ce50" office:value-type="string" calcext:value-type="string">
            <text:p>TUE</text:p>
          </table:table-cell>
          <table:table-cell table:style-name="ce50" office:value-type="string" calcext:value-type="string">
            <text:p>WED</text:p>
          </table:table-cell>
          <table:table-cell table:style-name="ce50" office:value-type="string" calcext:value-type="string">
            <text:p>TH</text:p>
          </table:table-cell>
          <table:table-cell table:style-name="ce50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0"/>
          <table:table-cell table:style-name="ce50" office:value-type="string" calcext:value-type="string">
            <text:p>DAY 1</text:p>
          </table:table-cell>
          <table:table-cell table:style-name="ce50" office:value-type="string" calcext:value-type="string">
            <text:p>Day 2</text:p>
          </table:table-cell>
          <table:table-cell table:style-name="ce50" office:value-type="string" calcext:value-type="string">
            <text:p>Day 3</text:p>
          </table:table-cell>
          <table:table-cell table:style-name="ce50" office:value-type="string" calcext:value-type="string">
            <text:p>Day 4</text:p>
          </table:table-cell>
          <table:table-cell table:style-name="ce50" office:value-type="string" calcext:value-type="string">
            <text:p>Day 5</text:p>
          </table:table-cell>
          <table:table-cell table:style-name="ce50" office:value-type="string" calcext:value-type="string">
            <text:p>Day 6</text:p>
          </table:table-cell>
          <table:table-cell table:style-name="ce50" office:value-type="string" calcext:value-type="string">
            <text:p>Day 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0" office:value-type="string" calcext:value-type="string">
            <text:p>Volume Percent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95" calcext:value-type="float">
            <text:p>0.95</text:p>
          </table:table-cell>
          <table:table-cell table:style-name="ce50" office:value-type="float" office:value="0.9" calcext:value-type="float">
            <text:p>0.9</text:p>
          </table:table-cell>
          <table:table-cell table:style-name="ce50" office:value-type="float" office:value="0.85" calcext:value-type="float">
            <text:p>0.85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string" calcext:value-type="string">
            <text:p>REC</text:p>
          </table:table-cell>
          <table:table-cell table:style-name="ce50" office:value-type="string" calcext:value-type="string">
            <text:p>Gam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0" table:number-columns-repeated="8"/>
          <table:table-cell table:number-columns-repeated="15"/>
        </table:table-row>
        <table:table-row table:style-name="ro1">
          <table:table-cell table:number-columns-repeated="2"/>
          <table:table-cell table:style-name="ce50" office:value-type="string" calcext:value-type="string">
            <text:p>-0.15 for training day?</text:p>
          </table:table-cell>
          <table:table-cell table:style-name="ce50" table:formula="of:=[.D39]-0.15" office:value-type="float" office:value="0.85" calcext:value-type="float">
            <text:p>0.85</text:p>
          </table:table-cell>
          <table:table-cell table:style-name="ce50" table:formula="of:=[.E39]-0.15" office:value-type="float" office:value="0.8" calcext:value-type="float">
            <text:p>0.8</text:p>
          </table:table-cell>
          <table:table-cell table:style-name="ce50" table:formula="of:=[.F39]-0.15" office:value-type="float" office:value="0.75" calcext:value-type="float">
            <text:p>0.75</text:p>
          </table:table-cell>
          <table:table-cell table:style-name="ce50" table:formula="of:=[.G39]-0.15" office:value-type="float" office:value="0.7" calcext:value-type="float">
            <text:p>0.7</text:p>
          </table:table-cell>
          <table:table-cell table:style-name="ce50" table:formula="of:=[.H39]-0.15" office:value-type="float" office:value="0.65" calcext:value-type="float">
            <text:p>0.65</text:p>
          </table:table-cell>
          <table:table-cell table:style-name="ce50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50" table:number-columns-repeated="8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42" office:value-type="string" calcext:value-type="string">
            <text:p>POLYMETRIC </text:p>
          </table:table-cell>
          <table:table-cell table:style-name="ce42" office:value-type="string" calcext:value-type="string">
            <text:p>POLYMETRIC</text:p>
          </table:table-cell>
          <table:table-cell/>
          <table:table-cell table:number-columns-repeated="2" table:style-name="ce51" office:value-type="string" calcext:value-type="string">
            <text:p>Koordi</text:p>
          </table:table-cell>
          <table:table-cell table:style-name="ce61" office:value-type="string" calcext:value-type="string">
            <text:p>Koordi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42" table:number-columns-repeated="2"/>
          <table:table-cell/>
          <table:table-cell table:style-name="ce51"/>
          <table:table-cell table:style-name="ce42" office:value-type="string" calcext:value-type="string">
            <text:p>Jump Run/Stand</text:p>
          </table:table-cell>
          <table:table-cell table:style-name="ce42" office:value-type="string" calcext:value-type="string">
            <text:p>Jump Run and Stand low x5</text:p>
          </table:table-cell>
          <table:table-cell table:style-name="ce57"/>
          <table:table-cell table:number-columns-repeated="15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5"/>
          <table:table-cell table:style-name="ce45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7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2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62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62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62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9"/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/>
          <table:table-cell table:style-name="ce39"/>
          <table:table-cell table:style-name="ce46" table:number-columns-repeated="2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6"/>
          <table:table-cell table:style-name="ce39"/>
          <table:table-cell/>
          <table:table-cell table:style-name="ce46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9"/>
          <table:table-cell table:number-columns-repeated="6"/>
        </table:table-row>
        <table:table-row table:style-name="ro1">
          <table:table-cell table:number-columns-repeated="2"/>
          <table:table-cell table:style-name="ce46" table:number-columns-repeated="2"/>
          <table:table-cell table:style-name="ce39" table:number-columns-repeated="2"/>
          <table:table-cell table:style-name="ce46"/>
          <table:table-cell table:style-name="ce3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/>
          <table:table-cell table:style-name="ce39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6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9" office:value-type="string" calcext:value-type="string">
            <text:p>Clean MED</text:p>
          </table:table-cell>
          <table:table-cell table:style-name="ce46" office:value-type="string" calcext:value-type="string">
            <text:p>Snatch Complex </text:p>
          </table:table-cell>
          <table:table-cell table:style-name="ce39" office:value-type="string" calcext:value-type="string">
            <text:p>Snatch MED</text:p>
          </table:table-cell>
          <table:table-cell table:style-name="ce39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9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9" office:value-type="string" calcext:value-type="string">
            <text:p>Push Press</text:p>
          </table:table-cell>
          <table:table-cell/>
          <table:table-cell table:style-name="ce52" office:value-type="string" calcext:value-type="string">
            <text:p>Jerk</text:p>
          </table:table-cell>
          <table:table-cell/>
          <table:table-cell table:style-name="ce39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9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9" office:value-type="string" calcext:value-type="string">
            <text:p>Paused Frontsquat</text:p>
          </table:table-cell>
          <table:table-cell/>
          <table:table-cell table:style-name="ce39" office:value-type="string" calcext:value-type="string">
            <text:p>Front Squat</text:p>
          </table:table-cell>
          <table:table-cell/>
          <table:table-cell table:style-name="ce39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7" office:value-type="string" calcext:value-type="string">
            <text:p>align with jump</text:p>
          </table:table-cell>
          <table:table-cell table:style-name="ce67"/>
          <table:table-cell table:style-name="ce67" office:value-type="string" calcext:value-type="string">
            <text:p>more forward</text:p>
          </table:table-cell>
          <table:table-cell table:style-name="ce67"/>
          <table:table-cell table:style-name="ce67" office:value-type="string" calcext:value-type="string">
            <text:p>with box</text:p>
          </table:table-cell>
          <table:table-cell table:style-name="ce67"/>
          <table:table-cell/>
          <table:table-cell table:style-name="ce68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  <table:table-cell table:number-columns-repeated="9"/>
          <table:table-cell table:style-name="ce72" office:value-type="string" calcext:value-type="string">
            <text:p>1 WARM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11"/>
          <table:table-cell table:style-name="ce72" office:value-type="string" calcext:value-type="string">
            <text:p>2 TECH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11"/>
          <table:table-cell table:style-name="ce72" office:value-type="string" calcext:value-type="string">
            <text:p>3 POWER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11"/>
          <table:table-cell table:style-name="ce7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7"/>
          <table:table-cell office:value-type="string" calcext:value-type="string">
            <text:p>BOX STAN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Mid +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2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7"/>
          <table:table-cell office:value-type="string" calcext:value-type="string">
            <text:p>Std:</text:p>
          </table:table-cell>
          <table:table-cell table:style-name="ce62" office:value-type="string" calcext:value-type="string">
            <text:p>up and down motition</text:p>
          </table:table-cell>
          <table:table-cell table:number-columns-repeated="4"/>
          <table:table-cell table:style-name="ce71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  <table:table-cell table:number-columns-repeated="10"/>
        </table:table-row>
        <table:table-row table:style-name="ro1">
          <table:table-cell table:style-name="ce63" office:value-type="string" calcext:value-type="string">
            <text:p>Stand Jump</text:p>
          </table:table-cell>
          <table:table-cell table:style-name="ce65"/>
          <table:table-cell table:style-name="ce12"/>
          <table:table-cell table:number-columns-repeated="10"/>
          <table:table-cell table:style-name="ce62"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 table:number-columns-repeated="11"/>
        </table:table-row>
        <table:table-row table:style-name="ro1">
          <table:table-cell table:style-name="ce64"/>
          <table:table-cell table:style-name="ce1" office:value-type="string" calcext:value-type="string">
            <text:p>keep feet longer on ground?</text:p>
          </table:table-cell>
          <table:table-cell table:style-name="ce66"/>
          <table:table-cell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table:style-name="ce68" office:value-type="string" calcext:value-type="string">
            <text:p>throw ball in direction</text:p>
          </table:table-cell>
          <table:table-cell table:number-columns-repeated="4"/>
          <table:table-cell table:style-name="ce71" office:value-type="string" calcext:value-type="string">
            <text:p>Arms swing</text:p>
          </table:table-cell>
          <table:table-cell office:value-type="string" calcext:value-type="string">
            <text:p><text:s/>Deep 2-3</text:p>
          </table:table-cell>
          <table:table-cell table:number-columns-repeated="10"/>
        </table:table-row>
        <table:table-row table:style-name="ro1">
          <table:table-cell table:style-name="ce64"/>
          <table:table-cell table:style-name="ce1" office:value-type="string" calcext:value-type="string">
            <text:p>use more legs</text:p>
          </table:table-cell>
          <table:table-cell table:style-name="ce66"/>
          <table:table-cell/>
          <table:table-cell office:value-type="string" calcext:value-type="string">
            <text:p>Hürde Stand</text:p>
          </table:table-cell>
          <table:table-cell table:number-columns-repeated="8"/>
          <table:table-cell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 table:number-columns-repeated="11"/>
        </table:table-row>
        <table:table-row table:style-name="ro1">
          <table:table-cell table:style-name="ce64"/>
          <table:table-cell table:style-name="ce1" office:value-type="string" calcext:value-type="string">
            <text:p>try to keep power up from start!</text:p>
          </table:table-cell>
          <table:table-cell table:style-name="ce66"/>
          <table:table-cell/>
          <table:table-cell office:value-type="string" calcext:value-type="string">
            <text:p>Hürde Lauf</text:p>
          </table:table-cell>
          <table:table-cell table:number-columns-repeated="13"/>
          <table:table-cell table:style-name="ce71" office:value-type="string" calcext:value-type="string">
            <text:p>deeper second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/>
          <table:table-cell office:value-type="string" calcext:value-type="string">
            <text:p>Box Stand</text:p>
          </table:table-cell>
          <table:table-cell table:number-columns-repeated="8"/>
          <table:table-cell table:style-name="ce62"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2"/>
          <table:table-cell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25"/>
        </table:table-row>
        <table:table-row table:style-name="ro4">
          <table:table-cell table:number-columns-repeated="4"/>
          <table:table-cell office:value-type="string" calcext:value-type="string">
            <text:p>Stepping</text:p>
          </table:table-cell>
          <table:table-cell table:number-columns-repeated="8"/>
          <table:table-cell table:style-name="ce69" office:value-type="string" calcext:value-type="string">
            <text:p>JUMP Height closly related to knee travel forward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25"/>
        </table:table-row>
        <table:table-row table:style-name="ro3">
          <table:table-cell table:number-columns-repeated="13"/>
          <table:table-cell table:style-name="ce70" office:value-type="string" calcext:value-type="string">
            <text:p>STANCE more on toes knees more out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8"/>
          <table:table-cell office:value-type="string" calcext:value-type="string">
            <text:p>GENERELL: 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SLOW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2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6" table:number-columns-repeated="8"/>
          <table:table-cell table:number-columns-repeated="1016"/>
        </table:table-row>
        <table:table-row table:style-name="ro1">
          <table:table-cell table:style-name="ce46" office:value-type="string" calcext:value-type="string">
            <text:p>rack fix</text:p>
          </table:table-cell>
          <table:table-cell table:style-name="ce46" table:number-columns-repeated="7"/>
          <table:table-cell table:number-columns-repeated="1016"/>
        </table:table-row>
        <table:table-row table:style-name="ro1">
          <table:table-cell table:style-name="ce46" office:value-type="string" calcext:value-type="string">
            <text:p>no forward from bottom</text:p>
          </table:table-cell>
          <table:table-cell table:style-name="ce46" table:number-columns-repeated="7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6" office:value-type="string" calcext:value-type="string">
            <text:p>elbows</text:p>
          </table:table-cell>
          <table:table-cell table:style-name="ce46" table:number-columns-repeated="7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46" table:number-columns-repeated="2"/>
          <table:table-cell table:style-name="ce46" office:value-type="string" calcext:value-type="string">
            <text:p>Backsquat</text:p>
          </table:table-cell>
          <table:table-cell table:style-name="ce46" table:number-columns-repeated="2"/>
          <table:table-cell table:style-name="ce46" office:value-type="string" calcext:value-type="string">
            <text:p>FS</text:p>
          </table:table-cell>
          <table:table-cell table:style-name="ce46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46" table:number-columns-repeated="2"/>
          <table:table-cell table:style-name="ce46" office:value-type="string" calcext:value-type="string">
            <text:p>wrists under bar </text:p>
          </table:table-cell>
          <table:table-cell table:style-name="ce46" table:number-columns-repeated="2"/>
          <table:table-cell table:style-name="ce46" office:value-type="string" calcext:value-type="string">
            <text:p>USE LEGS!</text:p>
          </table:table-cell>
          <table:table-cell table:style-name="ce46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46" table:number-columns-repeated="2"/>
          <table:table-cell table:style-name="ce46" office:value-type="string" calcext:value-type="string">
            <text:p>Press bar in back</text:p>
          </table:table-cell>
          <table:table-cell table:style-name="ce46" table:number-columns-repeated="2"/>
          <table:table-cell table:style-name="ce46" office:value-type="string" calcext:value-type="string">
            <text:p>ELBOWS UP</text:p>
          </table:table-cell>
          <table:table-cell table:style-name="ce46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46" table:number-columns-repeated="2"/>
          <table:table-cell table:style-name="ce46" office:value-type="string" calcext:value-type="string">
            <text:p>AS STRAIGHT AS POSSIBLE</text:p>
          </table:table-cell>
          <table:table-cell table:style-name="ce46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46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46" table:number-columns-repeated="3"/>
          <table:table-cell table:style-name="ce46" office:value-type="string" calcext:value-type="string">
            <text:p>FIXED BACK POSITION</text:p>
          </table:table-cell>
          <table:table-cell table:style-name="ce46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wrists under bar</text:p>
          </table:table-cell>
          <table:table-cell table:style-name="ce46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6" office:value-type="string" calcext:value-type="string">
            <text:p>Traps fix</text:p>
          </table:table-cell>
          <table:table-cell table:style-name="ce46" table:number-columns-repeated="7"/>
          <table:table-cell table:number-columns-repeated="1016"/>
        </table:table-row>
        <table:table-row table:style-name="ro1" table:number-rows-repeated="3">
          <table:table-cell table:style-name="ce46" table:number-columns-repeated="8"/>
          <table:table-cell table:number-columns-repeated="1016"/>
        </table:table-row>
        <table:table-row table:style-name="ro1">
          <table:table-cell table:style-name="ce46" table:number-columns-repeated="5"/>
          <table:table-cell table:number-columns-repeated="101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BS</text:p>
          </table:table-cell>
          <table:table-cell table:style-name="ce46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46" table:number-columns-repeated="2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68"/>
          <table:table-cell table:number-columns-repeated="1012"/>
        </table:table-row>
        <table:table-row table:style-name="ro1">
          <table:table-cell table:style-name="ce46" office:value-type="string" calcext:value-type="string">
            <text:p>Paused</text:p>
          </table:table-cell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68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directly down 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LAT FIX</text:p>
          </table:table-cell>
          <table:table-cell/>
          <table:table-cell table:style-name="ce68" office:value-type="string" calcext:value-type="string">
            <text:p>air in back traps + lat</text:p>
          </table:table-cell>
          <table:table-cell/>
          <table:table-cell table:style-name="ce46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73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keep knees engaged and lat tight</text:p>
          </table:table-cell>
          <table:table-cell table:style-name="ce46"/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Rack Fix</text:p>
          </table:table-cell>
          <table:table-cell/>
          <table:table-cell table:style-name="ce46" office:value-type="string" calcext:value-type="string">
            <text:p>with traps fix</text:p>
          </table:table-cell>
          <table:table-cell/>
          <table:table-cell table:style-name="ce46"/>
          <table:table-cell table:number-columns-repeated="2"/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46" office:value-type="string" calcext:value-type="string">
            <text:p>patient through hard part</text:p>
          </table:table-cell>
          <table:table-cell table:style-name="ce46"/>
          <table:table-cell/>
          <table:table-cell table:style-name="ce46" table:number-columns-repeated="3"/>
          <table:table-cell/>
          <table:table-cell table:style-name="ce46"/>
          <table:table-cell table:number-columns-repeated="2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LOW UP</text:p>
          </table:table-cell>
          <table:table-cell table:style-name="ce46"/>
          <table:table-cell/>
          <table:table-cell table:style-name="ce46" office:value-type="string" calcext:value-type="string">
            <text:p>AS STRAIGHT AS POSSIBLE + BAR Path</text:p>
          </table:table-cell>
          <table:table-cell table:style-name="ce46"/>
          <table:table-cell table:style-name="ce68"/>
          <table:table-cell/>
          <table:table-cell table:style-name="ce46"/>
          <table:table-cell table:number-columns-repeated="2"/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6" table:number-columns-repeated="2"/>
          <table:table-cell table:number-columns-repeated="5"/>
          <table:table-cell table:style-name="ce46"/>
          <table:table-cell table:number-columns-repeated="3"/>
          <table:table-cell table:style-name="ce68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hip under bar</text:p>
          </table:table-cell>
          <table:table-cell table:number-columns-repeated="7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table:style-name="ce46" office:value-type="string" calcext:value-type="string">
            <text:p>no forward from bottom</text:p>
          </table:table-cell>
          <table:table-cell table:number-columns-repeated="7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2"/>
          <table:table-cell table:style-name="ce46"/>
          <table:table-cell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8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2"/>
          <table:table-cell table:style-name="ce46"/>
          <table:table-cell table:number-columns-repeated="1020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lower back tight?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74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62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62"/>
          <table:table-cell table:number-columns-repeated="1013"/>
        </table:table-row>
        <table:table-row table:style-name="ro5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62" office:value-type="string" calcext:value-type="string">
            <text:p>pull close</text:p>
          </table:table-cell>
          <table:table-cell table:number-columns-repeated="4"/>
          <table:table-cell table:style-name="ce75" office:value-type="string" calcext:value-type="string">
            <text:p>WHY DID MAX REPS FAIL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8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"/>
          <table:table-cell office:value-type="string" calcext:value-type="string">
            <text:p>no pulled close enough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2" office:value-type="string" calcext:value-type="string">
            <text:p>reinziehe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2" office:value-type="string" calcext:value-type="string">
            <text:p>, pull, hang , FSx2</text:p>
          </table:table-cell>
          <table:table-cell table:style-name="ce62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62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2"/>
          <table:table-cell table:number-columns-repeated="1013"/>
        </table:table-row>
        <table:table-row table:style-name="ro5">
          <table:table-cell table:number-columns-repeated="10"/>
          <table:table-cell table:style-name="ce77" office:value-type="string" calcext:value-type="string">
            <text:p>pull close</text:p>
          </table:table-cell>
          <table:table-cell table:style-name="ce75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6" office:value-type="string" calcext:value-type="string">
            <text:p>just use lower back</text:p>
          </table:table-cell>
          <table:table-cell table:number-columns-repeated="2"/>
          <table:table-cell table:style-name="ce62" office:value-type="string" calcext:value-type="string">
            <text:p>reinziehe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ir in lower bac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eep right knee o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inziehen?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5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2" office:value-type="string" calcext:value-type="string">
            <text:p>full extend</text:p>
          </table:table-cell>
          <table:table-cell/>
          <table:table-cell table:style-name="ce62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8" office:value-type="string" calcext:value-type="string">
            <text:p>pull back with muscle → up and back</text:p>
          </table:table-cell>
          <table:table-cell table:number-columns-repeated="9"/>
          <table:table-cell table:style-name="ce62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6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62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 lat + shoulders real 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2" office:value-type="string" calcext:value-type="string">
            <text:p>reinziehen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5"/>
          <table:table-cell table:style-name="ce75" office:value-type="string" calcext:value-type="string">
            <text:p>WHY DID MAX REPS FAIL?</text:p>
          </table:table-cell>
          <table:table-cell table:number-columns-repeated="1018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5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16"/>
          <table:table-cell table:style-name="ce75" office:value-type="string" calcext:value-type="string">
            <text:p>WHY DID MAX REPS FAIL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46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16"/>
          <table:table-cell office:value-type="string" calcext:value-type="string">
            <text:p>didnt jump under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>
            <text:p>High Hips</text:p>
          </table:table-cell>
          <table:table-cell/>
          <table:table-cell table:style-name="ce71" office:value-type="string" calcext:value-type="string">
            <text:p>left knee over foot</text:p>
          </table:table-cell>
          <table:table-cell table:number-columns-repeated="3"/>
          <table:table-cell table:style-name="ce73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5"/>
          <table:table-cell office:value-type="string" calcext:value-type="string">
            <text:p>equal decend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Use Arms</text:p>
          </table:table-cell>
          <table:table-cell table:number-columns-repeated="5"/>
          <table:table-cell office:value-type="string" calcext:value-type="string">
            <text:p>Use Arms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5"/>
          <table:table-cell table:style-name="ce68" office:value-type="string" calcext:value-type="string">
            <text:p>HIP POWER</text:p>
          </table:table-cell>
          <table:table-cell table:number-columns-repeated="29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style-name="ce68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62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62" office:value-type="string" calcext:value-type="string">
            <text:p>Prilepin VOLUME optimum</text:p>
          </table:table-cell>
          <table:table-cell table:style-name="ce6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62" office:value-type="string" calcext:value-type="string">
            <text:p>Cycle 1</text:p>
          </table:table-cell>
          <table:table-cell table:style-name="ce62" office:value-type="string" calcext:value-type="string">
            <text:p>Cycle 2</text:p>
          </table:table-cell>
          <table:table-cell table:style-name="ce62" office:value-type="string" calcext:value-type="string">
            <text:p>Cycle 3</text:p>
          </table:table-cell>
          <table:table-cell table:style-name="ce62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6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2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6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2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2" table:number-columns-repeated="3"/>
          <table:table-cell table:number-columns-repeated="12"/>
          <table:table-cell table:style-name="ce62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2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2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78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6.428571428571" calcext:value-type="float">
            <text:p>246.428571428571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52688172043011" calcext:value-type="float">
            <text:p>0.75</text:p>
          </table:table-cell>
          <table:table-cell table:formula="of:=[.M7]*[.$L$5]" office:value-type="float" office:value="185.483870967742" calcext:value-type="float">
            <text:p>185.48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2258064516129" calcext:value-type="float">
            <text:p>0.72</text:p>
          </table:table-cell>
          <table:table-cell table:formula="of:=[.M8]*[.$L$5]" office:value-type="float" office:value="178.064516129032" calcext:value-type="float">
            <text:p>178.0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" calcext:value-type="float">
            <text:p>0.70</text:p>
          </table:table-cell>
          <table:table-cell table:formula="of:=[.M9]*[.$L$5]" office:value-type="float" office:value="172.5" calcext:value-type="float">
            <text:p>172.50</text:p>
          </table:table-cell>
          <table:table-cell table:number-columns-repeated="2"/>
          <table:table-cell table:formula="of:=[.H9]/[.D9]" office:value-type="float" office:value="0.752688172043011" calcext:value-type="float">
            <text:p>0.752688172043011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67741935483871" calcext:value-type="float">
            <text:p>0.68</text:p>
          </table:table-cell>
          <table:table-cell table:formula="of:=[.M10]*[.$L$5]" office:value-type="float" office:value="166.935483870968" calcext:value-type="float">
            <text:p>166.9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662365591397849" calcext:value-type="float">
            <text:p>0.66</text:p>
          </table:table-cell>
          <table:table-cell table:formula="of:=[.M11]*[.$L$5]" office:value-type="float" office:value="163.225806451613" calcext:value-type="float">
            <text:p>163.2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47311827956989" calcext:value-type="float">
            <text:p>0.65</text:p>
          </table:table-cell>
          <table:table-cell table:formula="of:=[.M12]*[.$L$5]" office:value-type="float" office:value="159.516129032258" calcext:value-type="float">
            <text:p>159.52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24731182795699" calcext:value-type="float">
            <text:p>0.62</text:p>
          </table:table-cell>
          <table:table-cell table:formula="of:=[.M13]*[.$L$5]" office:value-type="float" office:value="153.951612903226" calcext:value-type="float">
            <text:p>153.95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09677419354839" calcext:value-type="float">
            <text:p>0.61</text:p>
          </table:table-cell>
          <table:table-cell table:formula="of:=[.M14]*[.$L$5]" office:value-type="float" office:value="150.241935483871" calcext:value-type="float">
            <text:p>150.2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594623655913978" calcext:value-type="float">
            <text:p>0.59</text:p>
          </table:table-cell>
          <table:table-cell table:formula="of:=[.M15]*[.$L$5]" office:value-type="float" office:value="146.532258064516" calcext:value-type="float">
            <text:p>146.5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579569892473118" calcext:value-type="float">
            <text:p>0.58</text:p>
          </table:table-cell>
          <table:table-cell table:formula="of:=[.M16]*[.$L$5]" office:value-type="float" office:value="142.822580645161" calcext:value-type="float">
            <text:p>142.82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52688172043011" calcext:value-type="float">
            <text:p>0.752688172043011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6.5" calcext:value-type="float">
            <text:p>6.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2:34:45.987706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2-04T22:39:26.994835349</dc:date>
    <meta:editing-duration>P35DT5H58M20S</meta:editing-duration>
    <meta:editing-cycles>175</meta:editing-cycles>
    <meta:document-statistic meta:table-count="13" meta:cell-count="2580" meta:object-count="0"/>
  </office:meta>
</office:document-meta>
</file>